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282cm" svg:stroke-color="#000000" draw:stroke-linejoin="miter" svg:stroke-linecap="butt" draw:fill="solid" draw:fill-color="#000000" fo:padding-top="0.141cm" fo:padding-bottom="0.141cm" fo:padding-left="0.141cm" fo:padding-right="0.141cm"/>
    </style:style>
    <style:style style:name="gr2" style:family="graphic" style:parent-style-name="standard">
      <style:graphic-properties draw:stroke="solid" svg:stroke-width="0.199cm" svg:stroke-color="#000000" draw:stroke-linejoin="miter" svg:stroke-linecap="butt" draw:fill="solid" draw:fill-color="#000000" fo:padding-top="0.099cm" fo:padding-bottom="0.099cm" fo:padding-left="0.099cm" fo:padding-right="0.099cm"/>
    </style:style>
    <style:style style:name="gr3" style:family="graphic" style:parent-style-name="standard">
      <style:graphic-properties draw:stroke="solid" svg:stroke-width="1.044cm" svg:stroke-color="#000000" draw:stroke-linejoin="miter" svg:stroke-linecap="butt" draw:fill="solid" draw:fill-color="#000000" fo:padding-top="0.522cm" fo:padding-bottom="0.522cm" fo:padding-left="0.522cm" fo:padding-right="0.522cm"/>
    </style:style>
    <style:style style:name="gr4" style:family="graphic" style:parent-style-name="standard">
      <style:graphic-properties draw:stroke="solid" svg:stroke-width="0.835cm" svg:stroke-color="#000000" draw:stroke-linejoin="miter" svg:stroke-linecap="butt" draw:fill="solid" draw:fill-color="#000000" fo:padding-top="0.417cm" fo:padding-bottom="0.417cm" fo:padding-left="0.417cm" fo:padding-right="0.417cm"/>
    </style:style>
    <style:style style:name="gr5" style:family="graphic" style:parent-style-name="standard">
      <style:graphic-properties draw:stroke="solid" svg:stroke-width="0.366cm" svg:stroke-color="#000000" draw:stroke-linejoin="miter" svg:stroke-linecap="butt" draw:fill="solid" draw:fill-color="#000000" fo:padding-top="0.183cm" fo:padding-bottom="0.183cm" fo:padding-left="0.183cm" fo:padding-right="0.183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366cm" svg:stroke-color="#000000" draw:stroke-linejoin="miter" svg:stroke-linecap="butt" draw:fill="none" fo:padding-top="0.183cm" fo:padding-bottom="0.183cm" fo:padding-left="0.183cm" fo:padding-right="0.183cm"/>
    </style:style>
    <style:style style:name="gr8" style:family="graphic" style:parent-style-name="standard">
      <style:graphic-properties draw:stroke="solid" svg:stroke-width="0.282cm" svg:stroke-color="#000000" draw:stroke-linejoin="miter" svg:stroke-linecap="butt" draw:fill="none" fo:padding-top="0.141cm" fo:padding-bottom="0.141cm" fo:padding-left="0.141cm" fo:padding-right="0.141cm"/>
    </style:style>
    <style:style style:name="gr9" style:family="graphic" style:parent-style-name="standard">
      <style:graphic-properties draw:stroke="solid" svg:stroke-width="0.343cm" svg:stroke-color="#000000" draw:stroke-linejoin="miter" svg:stroke-linecap="butt" draw:fill="solid" draw:fill-color="#000000" fo:padding-top="0.171cm" fo:padding-bottom="0.171cm" fo:padding-left="0.171cm" fo:padding-right="0.171cm"/>
    </style:style>
    <style:style style:name="gr10" style:family="graphic" style:parent-style-name="standard">
      <style:graphic-properties draw:stroke="none" svg:stroke-color="#000000" draw:fill="none" draw:fill-color="#ffffff" draw:textarea-horizontal-align="left" draw:auto-grow-height="true" draw:auto-grow-width="true" fo:min-height="39.067cm" fo:min-width="138.049cm"/>
    </style:style>
    <style:style style:name="gr11" style:family="graphic" style:parent-style-name="standard">
      <style:graphic-properties draw:stroke="solid" svg:stroke-width="3.281cm" svg:stroke-color="#3333ff" draw:marker-start-width="5.089cm" draw:marker-end-width="5.089cm" draw:fill="none" draw:textarea-horizontal-align="justify" draw:textarea-vertical-align="middle" draw:auto-grow-height="false" fo:min-height="212.133cm" fo:min-width="54.378cm" fo:padding-top="1.608cm" fo:padding-bottom="1.608cm" fo:padding-left="1.608cm" fo:padding-right="1.608cm"/>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none" draw:fill-color="#ffffff"/>
      <style:text-properties fo:color="#3333ff" fo:font-size="500pt" style:font-size-asian="500pt" style:font-size-complex="500pt"/>
    </style:style>
    <style:style style:name="P4" style:family="paragraph">
      <loext:graphic-properties draw:fill="none"/>
      <style:paragraph-properties fo:text-align="center"/>
    </style:style>
    <style:style style:name="T1" style:family="text">
      <style:text-properties fo:color="#3333ff" fo:font-size="500pt" style:font-size-asian="500pt" style:font-size-complex="5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6.745cm" svg:height="28.222cm" svg:x="7.055cm" svg:y="223.339cm" svg:viewBox="0 0 6746 28223" svg:d="M0 14111c0-1298 94-2531 282-3697 188-1167 405-2173 649-3020 245-847 593-1674 1045-2484 451-808 809-1439 1072-1890 264-452 660-941 1186-1468 527-527 838-847 932-959 94-113 329-311 705-593h480c263 0 395 85 395 254 0 56-160 254-480 593-319 338-705 837-1157 1495-451 659-912 1468-1383 2427-470 960-866 2258-1186 3895s-480 3453-480 5447 160 3802 480 5420 707 2925 1158 3923c452 997 913 1806 1383 2427 470 620 866 1119 1185 1495 320 377 480 574 480 593 0 169-141 254-423 254h-452l-790-677c-1769-1599-3058-3594-3867-5983-809-2390-1214-4873-1214-7452z">
          <text:p/>
        </draw:path>
        <draw:path draw:style-name="gr1" draw:text-style-name="P1" draw:layer="layout" svg:width="10.189cm" svg:height="18.063cm" svg:x="16.114cm" svg:y="226.584cm" svg:viewBox="0 0 10190 18064" svg:d="M7084 16539c903 0 1355-819 1355-2456v-1157h1751v960c0 696-19 1110-57 1242-113 696-404 1288-876 1777-470 491-1072 848-1806 1074l-367 85h-705c-1393 0-2456-301-3190-904-470-358-771-800-903-1327-131-527-207-1336-225-2427v-1101c0-527 9-959 28-1298v-3866h-2089v-1440h113c621 0 1233-216 1835-649 583-433 1053-1063 1411-1891 357-828 564-1749 621-2766v-395h1749v5391h3924v1750h-3924v6575c0 960 38 1600 113 1919 76 320 273 565 593 734 226 113 442 170 649 170z">
          <text:p/>
        </draw:path>
        <draw:path draw:style-name="gr2" draw:text-style-name="P1" draw:layer="layout" svg:width="13.628cm" svg:height="13.508cm" svg:x="28.691cm" svg:y="220.502cm" svg:viewBox="0 0 13629 13509" svg:d="M379 4790c-253 0-379-54-379-160 0-66 106-439 319-1117 213-679 439-1351 678-2017l340-977c66-240 153-413 259-519h11135c426 0 678 7 758 20s126 73 140 180c0 79-113 838-340 2275-226 1437-352 2162-379 2175 0 93-126 140-379 140h-239c-40 0-80-34-120-100l-40-60c0-80 40-379 120-898s120-924 120-1217c0-467-87-819-260-1058-173-240-538-406-1097-499-67-14-452-27-1157-40-612 0-998 6-1158 20-159 13-279 66-359 159-13 14-485 1870-1417 5568-931 3698-1396 5581-1396 5647 0 160 585 253 1756 279 425 0 698 7 818 20 119 14 179 73 179 180 0 66-20 160-60 279-53 240-113 379-179 419l-40 20h-140c-66 0-412-6-1037-20-625-13-1524-20-2695-20-1716 0-2807 14-3272 40h-300c-79-80-119-140-119-179 0-40 13-160 40-360 53-172 119-299 199-379h778c1065 0 1696-59 1896-179 13-13 26-20 40-20 66-40 133-173 199-399 67-226 333-1271 798-3133 227-904 413-1643 559-2215 932-3658 1398-5528 1398-5607 0-67-193-100-579-100h-619c-892 0-1477 40-1756 120-599 132-1064 405-1397 818-332 412-692 1184-1077 2315-93 293-160 466-200 519s-133 80-279 80z">
          <text:p/>
        </draw:path>
        <draw:path draw:style-name="gr2" draw:text-style-name="P1" draw:layer="layout" svg:width="5.607cm" svg:height="13.409cm" svg:x="28.691cm" svg:y="239.497cm" svg:viewBox="0 0 5608 13410" svg:d="M3253 1218c0-320 126-599 379-839 253-239 546-365 878-379 240 0 439 80 599 240 159 159 246 359 259 598 0 306-133 586-399 838-266 253-559 386-878 399-199 0-386-66-559-199-172-133-266-353-279-658zM0 7463c0-107 60-313 179-619 120-306 280-645 479-1017 200-373 492-712 878-1018s786-452 1198-439c519 0 951 153 1297 459s526 718 539 1237c0 226-93 599-279 1117-187 519-453 1218-798 2096-346 878-626 1630-838 2255-67 293-100 506-100 639 0 332 113 499 339 499 120 0 246-20 379-60s286-133 459-280c173-146 352-379 539-698 186-319 352-712 499-1177 39-160 73-253 99-280 27-26 140-40 340-40 266 0 399 67 399 200 0 106-60 313-180 619s-286 645-499 1017c-213 373-512 705-898 998-385 293-798 439-1237 439-425 0-819-140-1178-419-359-280-545-705-559-1277 0-226 34-439 100-639 66-199 353-958 858-2274 507-1345 799-2150 879-2416s126-525 140-778c0-319-113-479-340-479h-39c-400 0-766 220-1099 659s-585 997-758 1676c-13 13-27 33-40 60-13 26-20 46-20 60 0 13-13 26-40 39-27 14-46 20-60 20h-518c-80-79-120-139-120-179z">
          <text:p/>
        </draw:path>
        <draw:path draw:style-name="gr1" draw:text-style-name="P1" draw:layer="layout" svg:width="6.745cm" svg:height="28.222cm" svg:x="46.792cm" svg:y="223.339cm" svg:viewBox="0 0 6746 28223" svg:d="M141 28l113-28h621l790 677c1769 1599 3058 3594 3867 5983 810 2390 1214 4873 1214 7451 0 1279-94 2513-282 3698s-405 2192-649 3020c-245 828-593 1656-1044 2483-452 828-809 1459-1074 1891-263 433-649 913-1157 1440-508 526-809 837-903 931s-311 273-649 536l-113 113h-649c-57 0-104-28-141-85-38-56-66-141-85-254 19-18 122-141 310-366 2917-3030 4376-7498 4376-13407 0-5908-1459-10376-4376-13406-188-225-291-348-310-366 0-151 47-254 141-311z">
          <text:p/>
        </draw:path>
        <draw:path draw:style-name="gr1" draw:text-style-name="P1" draw:layer="layout" svg:width="25.061cm" svg:height="14.732cm" svg:x="65.786cm" svg:y="230.084cm" svg:viewBox="0 0 25062 14733" svg:d="M0 7733v-367c0-245 131-433 395-564h21591c-2184-1637-3529-3735-4037-6294v-85c0-37-10-65-28-84 0-226 159-339 479-339h85c169 0 282 9 339 28 56 19 113 57 169 113 57 57 85 141 85 254s28 263 84 452c57 188 132 423 226 705 414 1261 1101 2390 2060 3387 961 997 2080 1703 3360 2116 169 57 254 160 254 311 0 113-47 198-141 254s-320 151-678 282c-357 132-715 311-1072 536-771 490-1440 1054-2005 1694-564 639-988 1270-1270 1891s-480 1092-592 1412c-113 320-189 611-226 875-38 188-85 301-141 338-57 38-207 66-452 85-376 0-564-104-564-310 0-132 47-367 141-706 602-2372 1909-4300 3924-5787h-21591c-264-131-395-319-395-564z">
          <text:p/>
        </draw:path>
        <draw:path draw:style-name="gr1" draw:text-style-name="P1" draw:layer="layout" svg:width="23.312cm" svg:height="19.276cm" svg:x="232.776cm" svg:y="7.636cm" svg:viewBox="0 0 23313 19277" svg:d="M452 19277h-56c-264 0-396-103-396-310 0-76 29-226 85-452 75-263 141-414 198-451 56-38 235-66 536-85 1618-56 2888-546 3810-1468 188-188 1279-1373 3274-3556 1994-2182 2982-3292 2963-3330-2051-5230-3123-7894-3217-7988-170-207-762-320-1778-338h-791c-113-113-169-189-169-226 0-38 19-217 56-536 76-245 170-424 283-537h395c640 38 1778 57 3415 57h1721c527 0 950-10 1271-28 320-19 508-19 565 0 320 0 480 103 480 310 0 19-19 141-57 367-75 282-141 452-198 508-56 56-206 85-451 85-584 56-1092 216-1525 479l2174 5477 1496-1666c1975-2126 2963-3302 2963-3527 0-340-226-575-677-707-94 0-217-19-367-56-282 0-423-104-423-311 0-37 18-188 56-451 75-245 169-424 282-537h1045c451 0 959 19 1523 57 565 38 951 47 1158 28 1693 0 2624-28 2794-85h225c132 132 198 236 198 311-38 470-151 799-339 988h-451c-640 18-1214 103-1722 254-508 150-893 310-1157 481-263 169-489 338-677 507l-311 254c0-18-893 960-2681 2936l-2455 2709c0 19 291 771 875 2258 583 1486 1194 3010 1834 4572 640 1561 988 2370 1044 2427 188 169 762 263 1722 282 658 0 988 85 988 254 0 38-19 169-57 395-75 301-141 480-197 536-57 57-188 85-395 85h-932c-564 0-1401-9-2511-28h-2625c-602 0-931 9-988 28-321 0-481-85-481-254 0-19 19-160 57-423 37-188 75-320 113-395 38-76 85-123 142-142 56-18 141-37 254-56s263-28 451-28 433-66 734-198c320-150 480-244 480-282-19 0-461-1101-1327-3302l-1327-3330c-3537 3838-5353 5861-5447 6068-75 150-113 263-113 338 0 358 273 593 819 706h169c94 0 150 9 169 28h113c19 0 47 9 85 28s66 47 85 85c18 38 28 103 28 197 0 170-19 320-57 452-56 245-113 386-169 423-56 38-198 66-423 85h-508c-283 0-678-9-1186-28s-1063-19-1665 0c-1467 0-2408 19-2822 56z">
          <text:p/>
        </draw:path>
        <draw:path draw:style-name="gr1" draw:text-style-name="P1" draw:layer="layout" svg:width="6.745cm" svg:height="28.222cm" svg:x="221.008cm" svg:y="50.76cm" svg:viewBox="0 0 6746 28223" svg:d="M0 14111c0-1298 94-2530 282-3697s404-2173 649-3020c245-846 593-1674 1044-2483 452-809 809-1440 1073-1891 263-452 658-941 1185-1468s838-846 932-959 330-311 706-593h480c263 0 395 85 395 254 0 56-160 254-480 593-320 338-706 837-1157 1495-453 659-914 1468-1384 2428-470 959-865 2257-1185 3894s-480 3453-480 5447 160 3801 480 5419c320 1619 705 2926 1157 3924 451 997 912 1806 1384 2427 470 621 865 1119 1185 1496 320 376 480 573 480 592 0 170-141 254-423 254h-452l-790-677c-1770-1599-3059-3594-3868-5983-809-2391-1213-4874-1213-7452z">
          <text:p/>
        </draw:path>
        <draw:path draw:style-name="gr1" draw:text-style-name="P1" draw:layer="layout" svg:width="16.115cm" svg:height="19.756cm" svg:x="230.547cm" svg:y="52.34cm" svg:viewBox="0 0 16116 19757" svg:d="M8834 226l2569-113c1712-75 2577-113 2596-113h169v12446c0 1393-9 2239-28 2540 0 1242 19 1996 57 2259 37 264 169 424 395 480 263 75 649 113 1157 113h367v875c0 583-10 875-29 875-376 0-1298 28-2765 84-1468 57-2390 85-2766 85-19 0-28-207-28-621v-621l-282 198c-1205 696-2484 1044-3839 1044-1994 0-3557-602-4686-1806-1128-1205-1702-2767-1721-4686 0-772 122-1515 367-2230 244-715 630-1392 1157-2032 527-639 1213-1147 2061-1524 847-376 1853-564 3020-564 1637 0 3001 348 4092 1044v-4036c0-790-19-1279-56-1467-38-188-160-311-367-367-264-75-649-113-1157-113h-367v-1750zM10528 9709c-922-922-2051-1383-3387-1383-244 0-574 66-988 198-414 131-771 329-1072 592-433 376-706 856-819 1440-112 583-178 1354-197 2314v480c0 790 9 1373 28 1749 19 377 94 791 226 1242 131 452 329 838 592 1158 546 527 1261 791 2145 791 1317 0 2409-509 3274-1526l198-254z">
          <text:p/>
        </draw:path>
        <draw:path draw:style-name="gr2" draw:text-style-name="P1" draw:layer="layout" svg:width="8.281cm" svg:height="17.259cm" svg:x="247.392cm" svg:y="62.988cm" svg:viewBox="0 0 8282 17260" svg:d="M6167 1297c0-413 139-732 419-958 279-226 565-339 858-339 226 0 412 66 559 199 146 133 239 319 279 559 0 372-126 685-379 938-253 252-546 379-878 379-240 0-439-67-599-200-159-133-246-326-259-578zM5987 5686c0-385-173-578-519-578-292 0-573 79-839 239s-498 366-698 619c-199 252-359 498-479 738-120 239-233 452-339 638l-140 280c-26 13-133 20-319 20h-279c-80-80-120-133-120-160s27-113 80-259c279-652 672-1264 1177-1836s1091-905 1757-998h159c94 0 173-6 240-20 319 14 612 80 878 200 332 186 585 392 758 618 173 227 259 579 259 1058v319l-977 3971c-679 2660-1038 4044-1078 4151-239 665-706 1257-1397 1776-692 519-1484 785-2375 798-665 0-1117-140-1357-419-239-279-365-585-379-918 0-359 127-665 379-918 253-252 559-386 918-400 226 0 419 67 579 201 159 133 246 339 259 618 0 479-213 845-638 1098 80 13 173 20 279 20 452 0 865-186 1237-559 373-372 659-811 858-1318l220-838c146-572 319-1264 518-2075 200-811 413-1643 640-2494 226-851 406-1590 539-2215s206-1004 219-1137c0-93-6-167-20-220z">
          <text:p/>
        </draw:path>
        <draw:path draw:style-name="gr1" draw:text-style-name="P1" draw:layer="layout" svg:width="6.745cm" svg:height="28.222cm" svg:x="260.321cm" svg:y="50.76cm" svg:viewBox="0 0 6746 28223" svg:d="M141 28l113-28h621l790 677c1769 1600 3058 3594 3867 5983 810 2390 1214 4873 1214 7451 0 1280-94 2512-282 3697-188 1186-405 2193-650 3021s-593 1656-1044 2484c-452 827-809 1458-1073 1890-263 433-649 913-1157 1440s-809 837-903 931-310 273-649 536l-113 113h-649c-56 0-103-28-141-84-38-57-66-142-85-254 19-19 123-142 311-367 2916-3030 4374-7498 4374-13407 0-5908-1458-10376-4374-13405-188-226-292-349-311-367 0-151 47-254 141-311z">
          <text:p/>
        </draw:path>
        <draw:path draw:style-name="gr1" draw:text-style-name="P1" draw:layer="layout" svg:width="13.151cm" svg:height="25.061cm" svg:x="237.49cm" svg:y="94.702cm" svg:viewBox="0 0 13152 25062" svg:d="M12870 17159c188 0 282 179 282 536v311c0 56-19 85-56 85-38 0-47 29-29 85 19 57 0 75-56 57-57-19-94-10-113 28-19 37-56 47-113 28-56-19-113 0-169 56-678 170-1364 452-2060 847-697 395-1402 1044-2117 1947-715 904-1204 1967-1468 3190 0 37-9 84-28 141-19 56-28 122-28 197s-9 113-28 113c-38 188-132 282-283 282-169 0-291-169-366-508-76-338-236-856-481-1552s-631-1373-1157-2032c-207-282-442-546-706-790-263-245-545-461-847-649-301-188-583-358-846-508-264-151-527-273-790-367-264-94-480-179-649-254-170-75-330-122-480-141l-170-57c-75-75-112-245-112-509 0-376 103-564 310-564 94 0 226 28 395 85 2183 602 3885 1816 5109 3641l198 282v-15156c0-1712-10-2737-28-3076 0-1336 18-2136 56-2399s151-423 339-480c18-19 94-28 225-28 245 38 424 179 537 423v20716l197-282c565-865 1280-1599 2145-2201 866-603 1590-1008 2173-1215 584-207 988-301 1214-282z">
          <text:p/>
        </draw:path>
        <draw:polygon draw:style-name="gr1" draw:text-style-name="P1" draw:layer="layout" svg:width="9.794cm" svg:height="50.772cm" svg:x="129.793cm" svg:y="131.645cm" svg:viewBox="0 0 9795 50773" draw:points="0,50773 0,0 9795,0 9795,2371 2371,2371 2371,50773">
          <text:p/>
        </draw:polygon>
        <draw:polygon draw:style-name="gr3" draw:text-style-name="P1" draw:layer="layout" svg:width="2.371cm" svg:height="108.765cm" svg:x="129.793cm" svg:y="183.094cm" svg:viewBox="0 0 2372 108766" draw:points="0,0 2372,0 2372,108766 0,108766">
          <text:p/>
        </draw:polygon>
        <draw:polygon draw:style-name="gr1" draw:text-style-name="P1" draw:layer="layout" svg:width="9.794cm" svg:height="50.772cm" svg:x="129.793cm" svg:y="292.54cm" svg:viewBox="0 0 9795 50773" draw:points="0,50773 0,0 2371,0 2371,48402 9795,48402 9795,50773">
          <text:p/>
        </draw:polygon>
        <draw:path draw:style-name="gr1" draw:text-style-name="P1" draw:layer="layout" svg:width="13.744cm" svg:height="12.785cm" svg:x="148.9cm" svg:y="141.466cm" svg:viewBox="0 0 13745 12786" svg:d="M480 4318c131-790 639-1702 1524-2737 884-1035 1975-1562 3273-1581 659 0 1261 170 1807 508 545 339 950 762 1213 1270 790-1185 1742-1778 2852-1778 696 0 1298 207 1806 621s771 969 790 1665c0 546-131 988-395 1327-263 338-517 545-762 620-244 76-461 113-649 113-358 0-649-103-875-310s-339-480-339-818c0-866 471-1459 1412-1778-207-245-584-367-1129-367-245 0-424 18-537 56-715 301-1241 922-1581 1863-1129 4159-1693 6586-1693 7282 0 527 150 903 451 1129s630 339 988 339c697 0 1384-311 2061-932s1138-1383 1383-2286c57-188 113-291 169-310 57-19 207-38 452-57h113c282 0 423 76 423 226 0 19-19 123-56 311-301 1072-885 2022-1750 2850-866 828-1872 1242-3021 1242-1317 0-2314-593-2991-1778-772 1166-1656 1750-2653 1750h-170c-922 0-1580-245-1975-734s-602-1007-621-1552c0-602 179-1092 536-1468 358-376 781-564 1270-564 809 0 1214 395 1214 1185 0 376-113 706-339 988s-442 470-649 564-329 141-367 141l-85 29c0 18 57 56 170 112 113 57 263 123 451 198s367 103 536 85c678 0 1261-424 1750-1270 170-301 386-941 649-1919 264-979 527-1995 791-3050 263-1053 414-1674 451-1862 94-508 141-875 141-1101 0-527-141-903-423-1129-282-225-602-338-960-338-752 0-1458 301-2116 903-659 602-1120 1373-1383 2314-38 169-85 263-141 282-57 19-207 38-452 57h-395c-113-113-169-217-169-311z">
          <text:p/>
        </draw:path>
        <draw:path draw:style-name="gr2" draw:text-style-name="P1" draw:layer="layout" svg:width="6.864cm" svg:height="13.289cm" svg:x="165.852cm" svg:y="144.885cm" svg:viewBox="0 0 6865 13290" svg:d="M2595 1756l-259 100c-187 66-453 133-799 199-346 67-732 113-1157 140h-380v-918h380c625-27 1203-126 1735-299 534-173 906-333 1119-479s399-293 559-439c26-40 106-60 239-60 120 0 233 40 339 120v5966l20 5987c93 93 173 153 240 179 66 27 226 53 478 80 253 27 666 40 1238 40h518v918h-219c-280-40-1337-60-3173-60-1810 0-2854 20-3133 60h-240v-918h1277c213 0 379-7 499-20s226-33 319-60 148-40 161-40 53-33 120-100c66-66 106-93 119-79z">
          <text:p/>
        </draw:path>
        <draw:path draw:style-name="gr2" draw:text-style-name="P1" draw:layer="layout" svg:width="2.634cm" svg:height="6.288cm" svg:x="175.829cm" svg:y="155.759cm" svg:viewBox="0 0 2635 6289" svg:d="M0 1716v-498c0-333 106-619 319-858 213-240 499-360 858-360 373 0 705 167 999 499 293 333 446 918 459 1756 0 466-60 918-180 1357-119 439-259 818-419 1138s-333 592-520 818c-186 226-345 406-478 539s-220 193-260 180c-53 0-140-60-259-180-120-120-180-206-180-259 0-54 73-160 220-320 146-159 312-359 499-598 186-240 359-573 518-999 160-426 266-911 320-1456v-240l-20 20c-27 13-60 27-100 40s-80 33-120 60-100 40-179 40c-80 0-160 7-240 20-359 0-652-113-878-339z">
          <text:p/>
        </draw:path>
        <draw:path draw:style-name="gr2" draw:text-style-name="P1" draw:layer="layout" svg:width="6.863cm" svg:height="13.289cm" svg:x="181.576cm" svg:y="144.885cm" svg:viewBox="0 0 6864 13290" svg:d="M2594 1756l-259 100c-186 66-452 133-798 199-346 67-732 113-1157 140h-380v-918h380c625-27 1204-126 1736-299s904-333 1117-479 399-293 559-439c26-40 106-60 239-60 120 0 233 40 339 120v5966l20 5987c93 93 173 153 240 179 66 27 226 53 479 80 252 27 665 40 1237 40h518v918h-219c-279-40-1337-60-3173-60-1809 0-2853 20-3132 60h-241v-918h1278c213 0 379-7 499-20s226-33 319-60c94-27 147-40 160-40s53-33 120-100c66-66 106-93 119-79z">
          <text:p/>
        </draw:path>
        <draw:path draw:style-name="gr1" draw:text-style-name="P1" draw:layer="layout" svg:width="3.415cm" svg:height="26.246cm" svg:x="168.571cm" svg:y="230.818cm" svg:viewBox="0 0 3416 26247" svg:d="M0 24554c0-452 160-847 481-1185 319-339 724-508 1213-508 452 0 847 150 1186 451 338 301 517 706 536 1214 0 470-160 875-480 1213-320 339-724 508-1214 508-489 0-893-159-1213-479-321-320-490-725-509-1214zM0 12982c0-452 160-847 481-1185 319-339 724-508 1213-508 452 0 847 150 1186 451 338 301 517 706 536 1214 0 470-160 875-480 1213-320 339-724 508-1214 508-489 0-893-160-1213-479-321-320-490-725-509-1214zM0 1693c0-452 160-847 481-1185 319-339 724-508 1213-508 452 0 847 150 1186 451 338 301 517 706 536 1214 0 470-160 875-480 1213-320 339-724 508-1214 508-489 0-893-159-1213-479-321-320-490-725-509-1214z">
          <text:p/>
        </draw:path>
        <draw:path draw:style-name="gr1" draw:text-style-name="P1" draw:layer="layout" svg:width="13.745cm" svg:height="12.784cm" svg:x="145.146cm" svg:y="322.766cm" svg:viewBox="0 0 13746 12785" svg:d="M480 4319c132-790 640-1704 1524-2739s1976-1561 3274-1580c659 0 1261 169 1806 508 546 338 950 762 1214 1270 790-1186 1740-1778 2850-1778 696 0 1298 207 1807 621 508 414 772 969 791 1665 0 545-132 988-395 1327-264 339-519 546-764 621-244 75-460 113-649 113-357 0-649-103-874-310-226-207-339-480-339-820 0-865 470-1458 1411-1778-207-244-583-367-1129-367-245 0-423 19-536 57-715 301-1242 922-1581 1862-1129 4159-1693 6586-1693 7283 0 526 151 903 452 1129 301 225 630 338 987 338 697 0 1383-310 2061-931 677-621 1138-1383 1383-2286 56-188 112-292 169-311 56-18 207-37 451-56h113c284 0 425 75 425 226 0 19-19 122-57 310-302 1073-885 2023-1751 2851-865 827-1872 1241-3019 1241-1317 0-2315-592-2992-1778-771 1167-1656 1750-2653 1750h-169c-922 0-1581-244-1976-734-395-489-602-1006-621-1552 0-602 179-1091 537-1467 357-377 780-565 1270-565 809 0 1213 395 1213 1185 0 377-113 706-339 988-225 282-442 471-649 565s-329 141-366 141l-85 28c0 19 56 57 169 113s264 122 452 198c188 75 367 103 536 84 677 0 1261-423 1750-1270 169-301 385-941 649-1919 263-978 527-1994 790-3048s414-1674 452-1863c94-509 141-875 141-1101 0-527-141-903-424-1129-282-226-602-339-959-339-753 0-1458 301-2117 903-658 602-1119 1375-1383 2316-37 169-84 263-141 282-56 19-207 37-451 56h-395c-113-113-170-216-170-310z">
          <text:p/>
        </draw:path>
        <draw:path draw:style-name="gr2" draw:text-style-name="P1" draw:layer="layout" svg:width="16.681cm" svg:height="9.04cm" svg:x="160.862cm" svg:y="330.653cm" svg:viewBox="0 0 16682 9041" svg:d="M0 3094c13-80 33-186 60-319 26-133 106-386 239-759 133-372 266-685 399-938 133-252 346-498 639-738 292-239 585-352 878-339 292 13 578 60 858 140 279 79 479 199 598 359 120 160 226 306 319 439 94 133 147 259 160 379l40 140c0 26 7 40 20 40l219-220c799-851 1736-1277 2814-1277 226 0 432 13 618 40 187 27 360 73 519 140 160 66 286 133 379 199 93 67 193 146 300 240 106 93 172 179 199 259s80 166 160 259c79 93 106 173 79 240-26 66-6 126 60 179 67 54 80 100 40 140l160-199c838-998 1829-1497 2973-1497 718 0 1297 180 1737 539 439 359 665 884 678 1576 0 679-252 1729-758 3153-506 1423-759 2274-759 2554 13 186 46 312 100 379 53 66 153 100 299 100 373 0 719-200 1038-599 320-399 579-945 779-1636 39-147 79-233 119-260 40-26 147-39 320-39 266 0 399 53 399 159 0 13-27 113-80 299-107 386-253 765-439 1138-186 372-492 745-918 1118s-885 552-1378 539c-625 0-1077-180-1357-539-279-360-419-732-419-1118 0-253 240-1051 719-2395 479-1343 725-2354 738-3032 0-785-293-1178-878-1178h-100c-1144 0-2108 672-2893 2016l-140 239-658 2674c-439 1742-692 2681-758 2814-173 359-459 539-858 539-173 0-313-47-419-140-107-93-180-173-220-239-40-67-60-133-60-200 0-146 227-1098 679-2854l718-2913c40-200 60-453 60-758 0-785-293-1178-878-1178h-100c-1144 0-2108 672-2893 2016l-140 239-658 2674c-439 1742-692 2681-758 2814-173 359-459 539-858 539-173 0-313-40-419-120-107-80-180-160-220-239-40-80-53-147-40-200 0-174 253-1265 759-3273 518-2049 778-3119 778-3213 40-199 60-379 60-538 0-479-167-719-499-719-293 0-539 187-738 559-200 372-353 778-459 1217-107 439-187 679-240 718-26 27-133 40-319 40h-279c-80-79-120-139-120-179z">
          <text:p/>
        </draw:path>
        <draw:path draw:style-name="gr2" draw:text-style-name="P1" draw:layer="layout" svg:width="2.634cm" svg:height="6.287cm" svg:x="179.618cm" svg:y="337.059cm" svg:viewBox="0 0 2635 6288" svg:d="M0 1716v-499c0-332 106-618 319-858 213-239 500-359 859-359 372 0 705 166 998 499 292 332 445 918 459 1756 0 465-60 917-180 1357-120 438-259 818-419 1137s-333 592-519 818c-186 227-346 407-479 540s-219 193-259 179c-54 0-141-60-260-179-120-120-180-207-180-260s73-159 219-320c147-160 314-359 500-599 187-239 359-571 519-997s266-911 319-1457v-239l-20 20c-26 13-59 26-99 40-40 13-80 33-120 59-40 27-100 40-180 40s-159 7-239 20c-359 0-653-113-879-339z">
          <text:p/>
        </draw:path>
        <draw:path draw:style-name="gr2" draw:text-style-name="P1" draw:layer="layout" svg:width="6.864cm" svg:height="13.288cm" svg:x="185.364cm" svg:y="326.185cm" svg:viewBox="0 0 6865 13289" svg:d="M2594 1755l-259 100c-186 67-452 133-798 200-346 66-732 113-1158 139h-379v-917h379c626-27 1204-127 1736-300s905-332 1118-479c213-146 400-292 559-439 27-39 107-59 240-59 119 0 233 39 339 119v5966l20 5986c93 93 173 153 239 180 67 26 226 53 479 80 253 26 665 40 1237 40h519v918h-219c-280-40-1337-60-3173-60-1810 0-2854 20-3133 60h-240v-918h1277c213 0 379-7 499-20 120-14 226-34 319-60 93-27 146-40 160-40 13 0 53-33 119-100 67-67 107-93 120-80z">
          <text:p/>
        </draw:path>
        <draw:path draw:style-name="gr1" draw:text-style-name="P1" draw:layer="layout" svg:width="28.645cm" svg:height="3.386cm" svg:x="228.6cm" svg:y="150.554cm" svg:viewBox="0 0 28646 3387" svg:d="M0 1694c0-451 159-847 479-1185 320-339 725-509 1214-509 451 0 847 151 1185 452 339 301 518 706 536 1214 0 470-160 875-479 1213-320 339-725 508-1214 508s-894-159-1214-479c-319-320-489-725-507-1214zM12615 1694c0-451 160-847 480-1185 319-339 724-509 1213-509 452 0 848 151 1186 452 339 301 518 706 537 1214 0 470-160 875-480 1213-320 339-725 508-1215 508-489 0-893-159-1213-479s-489-725-508-1214zM25231 1694c0-451 160-847 480-1185 320-339 724-509 1213-509 452 0 847 151 1186 452 338 301 517 706 536 1214 0 470-160 875-480 1213-320 339-724 508-1213 508s-894-159-1214-479-489-725-508-1214z">
          <text:p/>
        </draw:path>
        <draw:path draw:style-name="gr1" draw:text-style-name="P1" draw:layer="layout" svg:width="28.645cm" svg:height="20.32cm" svg:x="228.6cm" svg:y="233.076cm" svg:viewBox="0 0 28646 20321" svg:d="M0 1694c0-452 159-847 479-1186s725-508 1214-508c451 0 847 150 1185 451 339 302 518 707 536 1215 0 470-160 875-479 1213-320 339-725 508-1214 508s-894-160-1214-480c-319-319-489-724-507-1213zM12615 10161c0-452 160-847 480-1186 319-338 724-508 1213-508 452 0 848 151 1186 452 339 301 518 705 537 1213 0 471-160 875-480 1214-320 338-725 508-1215 508-489 0-893-160-1213-480s-489-724-508-1213zM25231 18627c0-451 160-846 480-1185s724-508 1213-508c452 0 847 150 1186 451 338 302 517 706 536 1214 0 470-160 875-480 1214-320 338-724 508-1213 508s-894-160-1214-480-489-725-508-1214z">
          <text:p/>
        </draw:path>
        <draw:path draw:style-name="gr1" draw:text-style-name="P1" draw:layer="layout" svg:width="28.645cm" svg:height="3.387cm" svg:x="228.6cm" svg:y="331.853cm" svg:viewBox="0 0 28646 3388" svg:d="M0 1695c0-453 159-848 479-1187 320-338 725-508 1214-508 451 0 847 151 1185 452 339 301 518 705 536 1213 0 472-160 876-479 1215-320 339-725 508-1214 508s-894-160-1214-480c-319-320-489-724-507-1213zM12615 1695c0-453 160-848 480-1187 319-338 724-508 1213-508 452 0 848 151 1186 452 339 301 518 705 537 1213 0 472-160 876-480 1215s-725 508-1215 508c-489 0-893-160-1213-480s-489-724-508-1213zM25231 1695c0-453 160-848 480-1187 320-338 724-508 1213-508 452 0 847 151 1186 452 338 301 517 705 536 1213 0 472-160 876-480 1215s-724 508-1213 508-894-160-1214-480-489-724-508-1213z">
          <text:p/>
        </draw:path>
        <draw:path draw:style-name="gr1" draw:text-style-name="P1" draw:layer="layout" svg:width="13.744cm" svg:height="12.785cm" svg:x="294.132cm" svg:y="141.466cm" svg:viewBox="0 0 13745 12786" svg:d="M479 4318c132-790 640-1702 1525-2737s1976-1562 3274-1581c659 0 1261 170 1806 508 546 339 950 762 1214 1270 790-1185 1740-1778 2850-1778 696 0 1298 207 1807 621 507 414 771 969 790 1665 0 546-132 988-395 1327-264 338-518 545-762 620-245 76-461 113-649 113-358 0-650-103-875-310-226-207-339-480-339-818 0-866 470-1459 1411-1778-207-245-583-367-1129-367-244 0-423 18-536 56-715 301-1242 922-1580 1863-1129 4159-1694 6586-1694 7282 0 527 151 903 452 1129s630 339 987 339c697 0 1383-311 2061-932 677-621 1138-1383 1383-2286 56-188 112-291 169-310 56-19 207-38 452-57h112c283 0 424 76 424 226 0 19-19 123-57 311-301 1072-884 2022-1749 2850-866 828-1873 1242-3020 1242-1317 0-2315-593-2992-1778-771 1166-1656 1750-2653 1750h-169c-922 0-1582-245-1977-734s-602-1007-620-1552c0-602 178-1092 536-1468 357-376 781-564 1271-564 809 0 1213 395 1213 1185 0 376-113 706-338 988-226 282-443 470-650 564s-329 141-366 141l-85 29c0 18 56 56 169 112 113 57 264 123 452 198s367 103 536 85c677 0 1261-424 1750-1270 169-301 386-941 649-1919 263-979 527-1995 790-3050 264-1053 414-1674 452-1862 94-508 141-875 141-1101 0-527-141-903-424-1129-282-225-602-338-959-338-753 0-1458 301-2117 903-658 602-1119 1373-1383 2314-37 169-84 263-141 282-56 19-208 38-452 57h-395c-113-113-170-217-170-311z">
          <text:p/>
        </draw:path>
        <draw:path draw:style-name="gr2" draw:text-style-name="P1" draw:layer="layout" svg:width="6.864cm" svg:height="13.289cm" svg:x="311.084cm" svg:y="144.885cm" svg:viewBox="0 0 6865 13290" svg:d="M2595 1756l-259 100c-187 66-453 133-799 199-345 67-732 113-1158 140h-379v-918h379c625-27 1205-126 1737-299s905-333 1117-479c213-146 400-293 559-439 27-40 107-60 240-60 119 0 232 40 339 120v5966l20 5987c93 93 173 153 239 179 67 27 226 53 479 80s665 40 1237 40h519v918h-220c-279-40-1336-60-3172-60-1809 0-2854 20-3134 60h-239v-918h1278c213 0 379-7 499-20 119-13 226-33 319-60s146-40 160-40c13 0 53-33 119-100 67-66 107-93 120-79z">
          <text:p/>
        </draw:path>
        <draw:path draw:style-name="gr2" draw:text-style-name="P1" draw:layer="layout" svg:width="2.633cm" svg:height="6.288cm" svg:x="321.061cm" svg:y="155.759cm" svg:viewBox="0 0 2634 6289" svg:d="M0 1716v-498c0-333 106-619 319-858 213-240 499-360 858-360 373 0 706 167 998 499 293 333 446 918 459 1756 0 466-59 918-179 1357s-260 818-419 1138c-160 320-333 592-519 818-187 226-347 406-480 539s-219 193-259 180c-53 0-140-60-260-180-119-120-179-206-179-259 0-54 73-160 219-320 147-159 313-359 499-598 186-240 359-573 520-999 160-426 266-911 319-1456v-240l-20 20c-26 13-60 27-100 40-39 13-79 33-119 60s-100 40-181 40c-80 0-160 7-239 20-359 0-652-113-878-339z">
          <text:p/>
        </draw:path>
        <draw:path draw:style-name="gr2" draw:text-style-name="P1" draw:layer="layout" svg:width="11.154cm" svg:height="9.04cm" svg:x="325.57cm" svg:y="149.353cm" svg:viewBox="0 0 11155 9041" svg:d="M0 3094c13-80 33-186 60-319s106-386 239-758c133-373 266-685 399-938s353-499 659-738c306-240 612-353 918-340 479 0 878 120 1198 360 319 239 519 465 598 678 80 213 120 353 120 419 0 27 7 40 20 40l220-220c811-851 1735-1277 2773-1277 718 0 1297 180 1736 539s665 885 678 1576c14 692-239 1736-758 3133s-771 2242-758 2534c0 346 113 519 339 519 80 0 140-7 180-20 385-66 731-319 1037-758s539-971 699-1596c26-107 159-160 399-160 266 0 399 53 399 160 0 13-27 113-80 299-106 386-253 765-439 1137-186 373-492 745-918 1118-425 373-884 553-1377 539-625 0-1077-179-1356-539-280-360-419-732-419-1118 0-253 239-1051 718-2394 479-1344 725-2355 738-3033 0-785-292-1177-878-1177h-100c-1143 0-2108 671-2893 2015l-139 239-660 2674c-439 1743-692 2680-758 2813-173 361-459 540-858 540-173 0-313-40-419-119-107-80-180-161-220-241s-53-146-40-199c0-173 253-1257 759-3253 505-1995 771-3079 798-3252 13-67 20-220 20-459 0-519-160-778-479-778-506 0-925 665-1257 1995-80 266-120 406-120 419-26 80-153 120-379 120h-279c-80-80-120-140-120-180z">
          <text:p/>
        </draw:path>
        <draw:path draw:style-name="gr1" draw:text-style-name="P1" draw:layer="layout" svg:width="3.415cm" svg:height="26.246cm" svg:x="314.818cm" svg:y="230.818cm" svg:viewBox="0 0 3416 26247" svg:d="M0 24554c0-452 160-847 480-1185 320-339 726-508 1215-508 451 0 846 150 1185 451s517 706 536 1214c0 470-160 875-480 1213-319 339-724 508-1213 508s-895-159-1215-479-489-725-508-1214zM0 12982c0-452 160-847 480-1185 320-339 726-508 1215-508 451 0 846 150 1185 451s517 706 536 1214c0 470-160 875-480 1213-319 339-724 508-1213 508s-895-160-1215-479c-320-320-489-725-508-1214zM0 1693c0-452 160-847 480-1185 320-339 726-508 1215-508 451 0 846 150 1185 451s517 706 536 1214c0 470-160 875-480 1213-319 339-724 508-1213 508s-895-159-1215-479-489-725-508-1214z">
          <text:p/>
        </draw:path>
        <draw:path draw:style-name="gr1" draw:text-style-name="P1" draw:layer="layout" svg:width="13.744cm" svg:height="12.784cm" svg:x="290.378cm" svg:y="322.766cm" svg:viewBox="0 0 13745 12785" svg:d="M480 4319c131-790 639-1704 1524-2739 884-1035 1975-1561 3275-1580 658 0 1260 169 1806 508 545 338 950 762 1213 1270 791-1186 1741-1778 2851-1778 696 0 1298 207 1806 621s771 969 790 1665c0 545-132 988-395 1327s-517 546-762 621-461 113-649 113c-358 0-649-103-875-310s-339-480-339-820c0-865 471-1458 1411-1778-207-244-583-367-1128-367-245 0-424 19-537 57-715 301-1241 922-1580 1862-1129 4159-1693 6586-1693 7283 0 526 150 903 451 1129 301 225 630 338 988 338 696 0 1383-310 2060-931 678-621 1139-1383 1383-2286 56-188 113-292 169-311 57-18 207-37 452-56h113c282 0 423 75 423 226 0 19-19 122-56 310-301 1073-885 2023-1750 2851-865 827-1872 1241-3020 1241-1317 0-2314-592-2991-1778-773 1167-1657 1750-2654 1750h-170c-921 0-1580-244-1975-734-395-489-602-1006-621-1552 0-602 179-1091 536-1467 358-377 781-565 1270-565 809 0 1214 395 1214 1185 0 377-113 706-339 988s-442 471-649 565-329 141-367 141l-85 28c0 19 57 57 170 113s263 122 451 198c188 75 367 103 537 84 677 0 1260-423 1749-1270 170-301 386-941 650-1919s527-1994 791-3048c263-1054 414-1674 451-1863 94-509 141-875 141-1101 0-527-141-903-423-1129s-602-339-960-339c-753 0-1459 301-2117 903-659 602-1120 1375-1383 2316-38 169-85 263-141 282-57 19-207 37-452 56h-395c-113-113-169-216-169-310z">
          <text:p/>
        </draw:path>
        <draw:path draw:style-name="gr2" draw:text-style-name="P1" draw:layer="layout" svg:width="16.681cm" svg:height="9.04cm" svg:x="306.093cm" svg:y="330.653cm" svg:viewBox="0 0 16682 9041" svg:d="M0 3094c14-80 34-186 60-319 27-133 107-386 240-759 133-372 266-685 399-938 133-252 346-498 638-738 293-239 586-352 878-339 294 13 580 60 859 140 280 79 479 199 599 359 119 160 226 306 319 439s146 259 160 379l40 140c0 26 6 40 20 40l219-220c798-851 1736-1277 2813-1277 227 0 433 13 619 40s359 73 519 140c159 66 286 133 379 199 93 67 193 146 299 240 107 93 173 179 200 259 26 80 79 166 159 259s107 173 80 240c-27 66-7 126 60 179 66 54 80 100 40 140l160-199c838-998 1828-1497 2973-1497 718 0 1296 180 1735 539s665 884 679 1576c0 679-253 1729-758 3153-506 1423-759 2274-759 2554 14 186 47 312 100 379 53 66 153 100 299 100 373 0 719-200 1038-599s579-945 778-1636c40-147 80-233 120-260 40-26 146-39 319-39 266 0 399 53 399 159 0 13-26 113-80 299-106 386-252 765-439 1138-186 372-492 745-917 1118-426 373-885 552-1377 539-625 0-1078-180-1357-539-279-360-419-732-419-1118 0-253 239-1051 718-2395 479-1343 725-2354 739-3032 0-785-293-1178-878-1178h-100c-1144 0-2108 672-2893 2016l-140 239-658 2674c-439 1742-692 2681-759 2814-173 359-459 539-858 539-173 0-312-47-419-140-106-93-179-173-219-239-40-67-60-133-60-200 0-146 226-1098 678-2854l719-2913c40-200 59-453 59-758 0-785-292-1178-877-1178h-100c-1144 0-2109 672-2893 2016l-140 239-658 2674c-439 1742-692 2681-759 2814-174 359-460 539-859 539-173 0-312-40-419-120-106-80-179-160-219-239-40-80-53-147-40-200 0-174 253-1265 758-3273 519-2049 779-3119 779-3213 40-199 60-379 60-538 0-479-166-719-500-719-292 0-538 187-738 559-199 372-352 778-459 1217-106 439-186 679-239 718-27 27-133 40-320 40h-279c-80-79-120-139-120-179z">
          <text:p/>
        </draw:path>
        <draw:path draw:style-name="gr2" draw:text-style-name="P1" draw:layer="layout" svg:width="2.634cm" svg:height="6.287cm" svg:x="324.849cm" svg:y="337.059cm" svg:viewBox="0 0 2635 6288" svg:d="M0 1716v-499c0-332 107-618 320-858 213-239 499-359 859-359 372 0 705 166 997 499 293 332 446 918 459 1756 0 465-60 917-179 1357-120 438-260 818-420 1137-159 319-332 592-518 818-187 227-346 407-479 540s-220 193-260 179c-53 0-139-60-259-179-120-120-179-207-179-260s73-159 219-320c146-160 313-359 499-599 186-239 359-571 519-997 159-426 266-911 319-1457v-239l-20 20c-27 13-60 26-100 40-40 13-80 33-120 59-39 27-99 40-179 40s-160 7-240 20c-359 0-651-113-877-339z">
          <text:p/>
        </draw:path>
        <draw:path draw:style-name="gr2" draw:text-style-name="P1" draw:layer="layout" svg:width="11.153cm" svg:height="9.04cm" svg:x="329.359cm" svg:y="330.653cm" svg:viewBox="0 0 11154 9041" svg:d="M0 3094c13-80 33-186 60-319 26-133 106-386 239-759 133-372 266-685 399-938 133-252 353-498 659-738 306-239 611-352 917-339 479 0 878 120 1198 359 319 240 518 466 598 679 80 212 120 352 120 419 0 26 7 40 20 40l219-220c812-851 1736-1277 2774-1277 718 0 1297 180 1736 539s665 884 678 1576-239 1736-758 3133c-519 1396-772 2241-758 2534 0 346 113 519 339 519 80 0 140-7 180-20 385-67 731-320 1037-759s539-971 698-1596c27-106 160-159 400-159 266 0 399 53 399 159 0 13-26 113-79 299-107 386-253 765-440 1138-187 372-492 745-918 1118s-885 552-1377 539c-625 0-1077-180-1357-539-279-360-419-732-419-1118 0-253 240-1051 719-2395 479-1343 725-2354 738-3032 0-785-293-1178-878-1178h-100c-1144 0-2108 672-2893 2016l-140 239-658 2674c-439 1742-692 2681-758 2814-173 359-459 539-858 539-173 0-313-40-419-120-107-80-180-160-220-239-40-80-53-147-40-200 0-174 253-1258 758-3253 506-1996 772-3080 799-3253 13-66 20-219 20-458 0-519-160-779-479-779-506 0-925 665-1257 1996-80 266-120 405-120 419-27 79-153 119-379 119h-280c-79-79-119-139-119-179z">
          <text:p/>
        </draw:path>
        <draw:polygon draw:style-name="gr1" draw:text-style-name="P1" draw:layer="layout" svg:width="9.793cm" svg:height="50.772cm" svg:x="348.544cm" svg:y="131.645cm" svg:viewBox="0 0 9794 50773" draw:points="0,2371 0,0 9794,0 9794,50773 7422,50773 7422,2371">
          <text:p/>
        </draw:polygon>
        <draw:polygon draw:style-name="gr3" draw:text-style-name="P1" draw:layer="layout" svg:width="2.37cm" svg:height="108.765cm" svg:x="355.966cm" svg:y="183.094cm" svg:viewBox="0 0 2371 108766" draw:points="0,0 2371,0 2371,108766 0,108766">
          <text:p/>
        </draw:polygon>
        <draw:polygon draw:style-name="gr1" draw:text-style-name="P1" draw:layer="layout" svg:width="9.793cm" svg:height="50.772cm" svg:x="348.544cm" svg:y="292.54cm" svg:viewBox="0 0 9794 50773" draw:points="7422,48402 7422,0 9794,0 9794,50773 0,50773 0,48402">
          <text:p/>
        </draw:polygon>
        <draw:path draw:style-name="gr1" draw:text-style-name="P1" draw:layer="layout" svg:width="18.796cm" svg:height="6.604cm" svg:x="397.34cm" svg:y="234.148cm" svg:viewBox="0 0 18797 6605" svg:d="M0 565c0-244 132-433 395-565h17979c282 151 423 340 423 565 0 207-132 386-395 537l-8975 28h-8975c-301-94-452-282-452-565zM0 6041c0-283 151-471 452-565h17950c263 188 395 376 395 565 0 244-141 432-423 564h-17979c-263-132-395-320-395-564z">
          <text:p/>
        </draw:path>
        <draw:path draw:style-name="gr1" draw:text-style-name="P1" draw:layer="layout" svg:width="6.745cm" svg:height="28.222cm" svg:x="448.733cm" svg:y="223.339cm" svg:viewBox="0 0 6746 28223" svg:d="M0 14111c0-1298 94-2531 282-3697 188-1167 405-2173 649-3020 245-847 593-1674 1044-2484 452-808 809-1439 1073-1890 263-452 658-941 1185-1468s837-847 931-959c95-113 330-311 706-593h480c264 0 396 85 396 254 0 56-160 254-481 593-320 338-705 837-1157 1495-451 659-912 1468-1383 2427-470 960-865 2258-1185 3895s-480 3453-480 5447 160 3802 480 5420 705 2925 1157 3923c452 997 913 1806 1383 2427 470 620 865 1119 1185 1495 321 377 481 574 481 593 0 169-141 254-424 254h-452l-790-677c-1769-1599-3058-3594-3867-5983-809-2390-1213-4873-1213-7452z">
          <text:p/>
        </draw:path>
        <draw:path draw:style-name="gr1" draw:text-style-name="P1" draw:layer="layout" svg:width="10.188cm" svg:height="18.063cm" svg:x="458.526cm" svg:y="226.584cm" svg:viewBox="0 0 10189 18064" svg:d="M7085 16539c903 0 1354-819 1354-2456v-1157h1750v960c0 696-19 1110-56 1242-113 696-405 1288-875 1777-470 491-1073 848-1806 1074l-367 85h-706c-1393 0-2456-301-3190-904-470-358-771-800-903-1327s-207-1336-226-2427v-1101c0-527 10-959 28-1298v-3866h-2088v-1440h113c621 0 1232-216 1834-649 583-433 1054-1063 1411-1891 358-828 565-1749 621-2766v-395h1751v5391h3923v1750h-3923v6575c0 960 38 1600 113 1919 75 320 273 565 593 734 225 113 442 170 649 170z">
          <text:p/>
        </draw:path>
        <draw:path draw:style-name="gr1" draw:text-style-name="P1" draw:layer="layout" svg:width="7.762cm" svg:height="4.6cm" svg:x="460.36cm" svg:y="218.4cm" svg:viewBox="0 0 7763 4601" svg:d="M0 3783l3868-3783 226 227c2446 2333 3669 3518 3669 3556l-734 818c-38-19-584-489-1637-1411l-1496-1298-1552 1326c-245 207-489 424-734 649-246 226-443 405-594 537l-225 169c-38 38-179-94-424-395z">
          <text:p/>
        </draw:path>
        <draw:path draw:style-name="gr2" draw:text-style-name="P1" draw:layer="layout" svg:width="13.628cm" svg:height="13.509cm" svg:x="471.865cm" svg:y="212.301cm" svg:viewBox="0 0 13629 13510" svg:d="M379 4789c-253 0-379-53-379-160 0-66 107-439 319-1117 213-678 439-1350 679-2015l339-978c66-239 153-412 259-519h11135c426 0 679 7 758 20 80 14 127 73 140 180 0 80-113 838-339 2274-226 1437-353 2162-379 2175 0 93-127 140-379 140h-240c-40 0-80-33-120-100l-39-60c0-80 39-379 119-898 80-518 120-924 120-1217 0-465-86-818-259-1057-173-240-540-406-1099-499-66-13-452-27-1157-40-612 0-998 7-1157 20-160 13-280 66-360 160-13 13-485 1869-1416 5566-931 3699-1397 5582-1397 5648 0 160 585 253 1756 280 426 0 698 6 818 20 120 13 180 73 180 179 0 67-20 160-60 279-54 240-113 380-180 420l-40 20h-139c-67 0-413-7-1038-20-625-14-1523-20-2694-20-1716 0-2806 13-3272 40h-299c-80-80-120-140-120-180s13-160 40-359c53-173 120-300 199-379h779c1064 0 1696-60 1895-180 13-13 27-20 40-20 67-40 133-173 200-399 66-226 332-1270 798-3134 226-904 412-1642 558-2214 932-3658 1397-5527 1397-5607 0-67-193-100-578-100h-619c-891 0-1477 40-1756 120-599 133-1064 405-1397 818-332 412-691 1184-1077 2314-93 293-160 466-200 519s-133 80-279 80z">
          <text:p/>
        </draw:path>
        <draw:path draw:style-name="gr2" draw:text-style-name="P1" draw:layer="layout" svg:width="5.607cm" svg:height="13.409cm" svg:x="471.865cm" svg:y="238.3cm" svg:viewBox="0 0 5608 13410" svg:d="M3253 1217c0-319 127-598 380-838 252-239 545-366 877-379 240 0 439 80 599 240 160 159 246 359 259 598 0 306-133 585-399 838s-558 386-878 399c-199 0-385-66-558-199s-266-353-280-659zM0 7463c0-107 60-313 180-619 119-306 279-645 478-1018 200-372 493-711 878-1017 387-306 786-452 1199-439 518 0 951 153 1297 459 345 306 525 718 538 1237 0 226-93 599-279 1117-186 519-452 1217-798 2095-346 879-625 1631-838 2256-67 293-100 505-100 639 0 332 113 498 339 498 120 0 246-20 379-59 133-40 286-133 459-280 173-146 353-379 539-698 186-320 352-712 499-1177 40-160 73-253 100-280 26-26 139-40 339-40 266 0 399 67 399 200 0 106-60 312-180 618-119 306-286 646-499 1018-212 372-512 705-897 998-386 292-799 439-1238 439-425 0-818-140-1178-419-359-280-545-705-559-1277 0-227 34-439 100-639 67-199 353-958 859-2276 506-1343 798-2148 878-2414s127-525 140-778c0-319-113-479-339-479h-40c-399 0-765 220-1099 659-332 438-585 997-758 1676-13 13-26 33-40 59-13 27-20 47-20 60 0 14-13 27-40 40-26 13-46 20-59 20h-519c-80-80-120-139-120-179z">
          <text:p/>
        </draw:path>
        <draw:path draw:style-name="gr1" draw:text-style-name="P1" draw:layer="layout" svg:width="6.745cm" svg:height="28.222cm" svg:x="489.966cm" svg:y="223.339cm" svg:viewBox="0 0 6746 28223" svg:d="M141 28l113-28h620l791 677c1768 1599 3057 3594 3866 5983 810 2390 1215 4873 1215 7451 0 1279-95 2513-283 3698s-404 2192-649 3020-593 1656-1045 2483c-452 828-809 1459-1072 1891-264 433-650 913-1157 1440-509 526-810 837-904 931s-310 273-649 536l-113 113h-649c-56 0-103-28-141-85-37-56-66-141-84-254 18-18 122-141 310-366 2916-3030 4374-7498 4374-13407 0-5908-1458-10376-4374-13406-188-225-292-348-310-366 0-151 47-254 141-311z">
          <text:p/>
        </draw:path>
        <draw:path draw:style-name="gr1" draw:text-style-name="P1" draw:layer="layout" svg:width="25.061cm" svg:height="14.732cm" svg:x="508.959cm" svg:y="230.084cm" svg:viewBox="0 0 25062 14733" svg:d="M0 7733v-367c0-245 132-433 395-564h21591c-2182-1637-3528-3735-4036-6294v-85c0-37-9-65-28-84 0-226 160-339 480-339h85c169 0 282 9 338 28 57 19 113 57 170 113 56 57 84 141 84 254s29 263 85 452c56 188 132 423 226 705 414 1261 1100 2390 2060 3387 959 997 2079 1703 3358 2116 170 57 254 160 254 311 0 113-47 198-141 254s-320 151-677 282c-358 132-715 311-1072 536-772 490-1440 1054-2004 1694-565 639-988 1270-1270 1891-283 621-480 1092-593 1412s-188 611-226 875c-37 188-84 301-141 338-56 38-207 66-451 85-377 0-565-104-565-310 0-132 47-367 141-706 602-2372 1910-4300 3923-5787h-21591c-263-131-395-319-395-564z">
          <text:p/>
        </draw:path>
        <draw:path draw:style-name="gr1" draw:text-style-name="P1" draw:layer="layout" svg:width="19.953cm" svg:height="19.897cm" svg:x="675.724cm" svg:y="7.636cm" svg:viewBox="0 0 19954 19898" svg:d="M1327 1299c-640 0-979-38-1016-113-19-38-29-113-29-226 0-452 104-762 311-931 37-19 197-29 480-29 771 38 2050 57 3838 57h1778c545 0 969-10 1270-28 301-19 489-19 564 0 301 0 452 94 452 282 0 38-19 169-57 395-94 320-188 508-282 564h-395c-75 0-160 10-254 29-94 18-179 18-254 0-734 18-1204 47-1411 84-207 38-376 141-508 311-19 37-282 1026-790 2964s-1016 3970-1524 6096-791 3377-847 3754c-38 263-56 536-56 818 0 1016 291 1816 875 2399 583 583 1392 875 2427 875 1260 0 2521-423 3781-1270 1261-847 2183-2126 2766-3838l1441-5673c884-3612 1326-5494 1326-5645 0-508-602-800-1806-875-452 0-678-104-678-311 0-37 19-150 57-338 75-301 132-480 169-537 38-56 132-94 282-113 57 0 358 10 903 29 546 18 1336 37 2371 56 960 0 1693-9 2202-28 507-19 780-28 818-28 282 0 423 94 423 282 0 414-75 696-225 847-57 94-264 141-621 141-1336 75-2174 451-2512 1130-38 94-508 1909-1411 5446-772 3180-1242 5052-1411 5617-621 1881-1704 3415-3247 4600s-3142 1787-4798 1806c-1731 0-3114-527-4148-1580-1035-1054-1562-2305-1581-3754v-451c0-339 518-2578 1552-6717 922-3782 1383-5730 1383-5843 0-132-536-217-1608-254z">
          <text:p/>
        </draw:path>
        <draw:polygon draw:style-name="gr1" draw:text-style-name="P1" draw:layer="layout" svg:width="9.793cm" svg:height="50.772cm" svg:x="572.967cm" svg:y="144.599cm" svg:viewBox="0 0 9794 50773" draw:points="0,50773 0,0 9794,0 9794,2370 2371,2370 2371,50773">
          <text:p/>
        </draw:polygon>
        <draw:polygon draw:style-name="gr4" draw:text-style-name="P1" draw:layer="layout" svg:width="2.37cm" svg:height="83.638cm" svg:x="572.967cm" svg:y="195.631cm" svg:viewBox="0 0 2371 83639" draw:points="0,0 2371,0 2371,83639 0,83639">
          <text:p/>
        </draw:polygon>
        <draw:polygon draw:style-name="gr1" draw:text-style-name="P1" draw:layer="layout" svg:width="9.793cm" svg:height="50.772cm" svg:x="572.967cm" svg:y="279.529cm" svg:viewBox="0 0 9794 50773" draw:points="0,50773 0,0 2371,0 2371,48401 9794,48401 9794,50773">
          <text:p/>
        </draw:polygon>
        <draw:polygon draw:style-name="gr1" draw:text-style-name="P1" draw:layer="layout" svg:width="9.793cm" svg:height="50.772cm" svg:x="596.335cm" svg:y="144.599cm" svg:viewBox="0 0 9794 50773" draw:points="0,50773 0,0 9794,0 9794,2370 2371,2370 2371,50773">
          <text:p/>
        </draw:polygon>
        <draw:polygon draw:style-name="gr4" draw:text-style-name="P1" draw:layer="layout" svg:width="2.371cm" svg:height="83.638cm" svg:x="596.334cm" svg:y="195.631cm" svg:viewBox="0 0 2372 83639" draw:points="0,0 2372,0 2372,83639 0,83639">
          <text:p/>
        </draw:polygon>
        <draw:polygon draw:style-name="gr1" draw:text-style-name="P1" draw:layer="layout" svg:width="9.793cm" svg:height="50.772cm" svg:x="596.335cm" svg:y="279.529cm" svg:viewBox="0 0 9794 50773" draw:points="0,50773 0,0 2371,0 2371,48401 9794,48401 9794,50773">
          <text:p/>
        </draw:polygon>
        <draw:path draw:style-name="gr1" draw:text-style-name="P1" draw:layer="layout" svg:width="16.539cm" svg:height="12.869cm" svg:x="611.744cm" svg:y="233.217cm" svg:viewBox="0 0 16540 12870" svg:d="M85 225l2653-113c1769-75 2662-112 2681-112h169v8044c0 1411 29 2267 85 2568s207 508 452 621c263 113 733 169 1411 169h423c622 0 1196-197 1723-592 526-395 893-903 1100-1524l28-57c76-226 123-940 142-2145v-3303c0-715-19-1157-57-1326-37-169-160-292-367-367-263-75-649-113-1157-113h-367v-1750l5588-225v5165c0 3443 19 5212 57 5306 94 320 602 480 1524 480h367v875c0 583-10 875-29 875-357 0-1251 28-2681 84-1430 57-2323 85-2681 85-19 0-28-292-28-875v-875l-311 311c-884 733-1712 1166-2484 1298-357 94-837 141-1439 141-1374 0-2465-188-3274-564-809-377-1336-1063-1581-2061l-56-310-28-3725c0-2410-19-3689-57-3840-150-263-658-395-1524-395h-367v-1750z">
          <text:p/>
        </draw:path>
        <draw:path draw:style-name="gr2" draw:text-style-name="P1" draw:layer="layout" svg:width="6.863cm" svg:height="13.289cm" svg:x="630.514cm" svg:y="236.878cm" svg:viewBox="0 0 6864 13290" svg:d="M2593 1756l-259 100c-186 66-452 133-798 199-346 67-732 113-1157 140h-379v-918h379c625-27 1204-126 1736-299s904-333 1117-479c213-147 399-293 559-439 26-40 106-60 239-60 120 0 233 40 340 120v5966l20 5987c93 93 173 153 240 179 66 27 226 53 479 80 252 26 665 40 1237 40h518v918h-219c-279-40-1337-60-3174-60-1809 0-2853 20-3132 60h-240v-918h1277c213 0 379-7 499-20s226-33 320-60c93-27 146-40 159-40s53-33 120-100c66-66 106-93 119-79z">
          <text:p/>
        </draw:path>
        <draw:polygon draw:style-name="gr1" draw:text-style-name="P1" draw:layer="layout" svg:width="9.793cm" svg:height="50.772cm" svg:x="646.486cm" svg:y="144.599cm" svg:viewBox="0 0 9794 50773" draw:points="0,2370 0,0 9794,0 9794,50773 7423,50773 7423,2370">
          <text:p/>
        </draw:polygon>
        <draw:polygon draw:style-name="gr4" draw:text-style-name="P1" draw:layer="layout" svg:width="2.37cm" svg:height="83.638cm" svg:x="653.908cm" svg:y="195.631cm" svg:viewBox="0 0 2371 83639" draw:points="0,0 2371,0 2371,83639 0,83639">
          <text:p/>
        </draw:polygon>
        <draw:polygon draw:style-name="gr1" draw:text-style-name="P1" draw:layer="layout" svg:width="9.793cm" svg:height="50.772cm" svg:x="646.486cm" svg:y="279.529cm" svg:viewBox="0 0 9794 50773" draw:points="7423,48401 7423,0 9794,0 9794,50773 0,50773 0,48401">
          <text:p/>
        </draw:polygon>
        <draw:path draw:style-name="gr1" draw:text-style-name="P1" draw:layer="layout" svg:width="28.645cm" svg:height="3.387cm" svg:x="672.366cm" svg:y="241.119cm" svg:viewBox="0 0 28646 3388" svg:d="M0 1694c0-451 160-847 480-1186s725-508 1214-508c452 0 847 150 1185 451 339 302 518 707 537 1215 0 470-160 875-480 1214-320 338-725 508-1214 508s-893-160-1214-480c-320-320-489-725-508-1214zM12616 1694c0-451 160-847 480-1186s724-508 1213-508c452 0 847 150 1186 451 338 302 517 707 536 1215 0 470-160 875-480 1214-320 338-724 508-1213 508-490 0-894-160-1214-480s-489-725-508-1214zM25231 1694c0-451 160-847 480-1186s725-508 1214-508c451 0 846 150 1185 451 339 302 518 707 536 1215 0 470-160 875-479 1214-320 338-725 508-1214 508s-894-160-1214-480c-319-320-489-725-508-1214z">
          <text:p/>
        </draw:path>
        <draw:polygon draw:style-name="gr1" draw:text-style-name="P1" draw:layer="layout" svg:width="9.793cm" svg:height="50.772cm" svg:x="717.07cm" svg:y="144.599cm" svg:viewBox="0 0 9794 50773" draw:points="0,50773 0,0 9794,0 9794,2370 2370,2370 2370,50773">
          <text:p/>
        </draw:polygon>
        <draw:polygon draw:style-name="gr4" draw:text-style-name="P1" draw:layer="layout" svg:width="2.371cm" svg:height="83.638cm" svg:x="717.069cm" svg:y="195.631cm" svg:viewBox="0 0 2372 83639" draw:points="0,0 2372,0 2372,83639 0,83639">
          <text:p/>
        </draw:polygon>
        <draw:polygon draw:style-name="gr1" draw:text-style-name="P1" draw:layer="layout" svg:width="9.793cm" svg:height="50.772cm" svg:x="717.07cm" svg:y="279.529cm" svg:viewBox="0 0 9794 50773" draw:points="0,50773 0,0 2370,0 2370,48401 9794,48401 9794,50773">
          <text:p/>
        </draw:polygon>
        <draw:path draw:style-name="gr1" draw:text-style-name="P1" draw:layer="layout" svg:width="16.538cm" svg:height="12.869cm" svg:x="732.479cm" svg:y="233.217cm" svg:viewBox="0 0 16539 12870" svg:d="M85 225l2653-113c1769-75 2663-112 2682-112h169v8044c0 1411 28 2267 85 2568 56 301 207 508 451 621 264 113 734 169 1411 169h424c621 0 1195-197 1721-592 527-395 894-903 1101-1524l28-57c75-226 122-940 141-2145v-3303c0-715-19-1157-56-1326-38-169-160-292-367-367-263-75-649-113-1157-113h-367v-1750l5588-225v5165c0 3443 19 5212 56 5306 94 320 602 480 1524 480h367v875c0 583-9 875-28 875-357 0-1251 28-2681 84-1430 57-2324 85-2681 85-19 0-28-292-28-875v-875l-311 311c-884 733-1712 1166-2483 1298-358 94-838 141-1440 141-1373 0-2464-188-3273-564-810-377-1337-1063-1582-2061l-56-310-29-3725c0-2410-18-3689-56-3840-151-263-659-395-1524-395h-367v-1750z">
          <text:p/>
        </draw:path>
        <draw:path draw:style-name="gr2" draw:text-style-name="P1" draw:layer="layout" svg:width="4.55cm" svg:height="14.075cm" svg:x="750.35cm" svg:y="236.412cm" svg:viewBox="0 0 4551 14076" svg:d="M1577 12678c0 439 166 659 498 659 494 0 913-699 1258-2095 80-266 147-406 200-419 27-14 93-20 200-20h319c40 0 73 13 100 39 26 27 40 74 40 140-14 80-34 186-60 319-27 133-100 386-220 759-119 372-253 685-399 937-146 253-352 499-618 739-267 239-573 352-919 339-479 0-925-146-1337-439s-625-785-639-1477c0-159 7-272 20-339l1297-5149c838-3392 1258-5141 1258-5247 0-40-6-74-20-100-13-27-40-53-80-80-40-26-74-40-100-40-27 0-80-6-160-20-80-13-133-20-159-20-27 0-87-6-180-20-93-13-160-13-199 0h-260c-40 0-93-6-160-20-66-13-106-33-119-59-14-27-20-67-20-120 0-27 13-120 40-280 66-252 139-392 219-419 80-26 559-66 1438-119 199-14 425-27 678-40 253-14 452-34 599-60 146-27 219-33 219-20 160 0 240 53 240 160 0 146-486 2141-1457 5986-972 3845-1471 5860-1497 6046v160c0 80-7 146-20 200z">
          <text:p/>
        </draw:path>
        <draw:polygon draw:style-name="gr1" draw:text-style-name="P1" draw:layer="layout" svg:width="9.793cm" svg:height="50.772cm" svg:x="763.185cm" svg:y="144.599cm" svg:viewBox="0 0 9794 50773" draw:points="0,2370 0,0 9794,0 9794,50773 7423,50773 7423,2370">
          <text:p/>
        </draw:polygon>
        <draw:polygon draw:style-name="gr4" draw:text-style-name="P1" draw:layer="layout" svg:width="2.371cm" svg:height="83.638cm" svg:x="770.606cm" svg:y="195.631cm" svg:viewBox="0 0 2372 83639" draw:points="0,0 2372,0 2372,83639 0,83639">
          <text:p/>
        </draw:polygon>
        <draw:polygon draw:style-name="gr1" draw:text-style-name="P1" draw:layer="layout" svg:width="9.793cm" svg:height="50.772cm" svg:x="763.185cm" svg:y="279.529cm" svg:viewBox="0 0 9794 50773" draw:points="7423,48401 7423,0 9794,0 9794,50773 0,50773 0,48401">
          <text:p/>
        </draw:polygon>
        <draw:polygon draw:style-name="gr1" draw:text-style-name="P1" draw:layer="layout" svg:width="9.793cm" svg:height="50.772cm" svg:x="786.92cm" svg:y="144.599cm" svg:viewBox="0 0 9794 50773" draw:points="0,2370 0,0 9794,0 9794,50773 7423,50773 7423,2370">
          <text:p/>
        </draw:polygon>
        <draw:polygon draw:style-name="gr4" draw:text-style-name="P1" draw:layer="layout" svg:width="2.371cm" svg:height="83.638cm" svg:x="794.341cm" svg:y="195.631cm" svg:viewBox="0 0 2372 83639" draw:points="0,0 2372,0 2372,83639 0,83639">
          <text:p/>
        </draw:polygon>
        <draw:polygon draw:style-name="gr1" draw:text-style-name="P1" draw:layer="layout" svg:width="9.793cm" svg:height="50.772cm" svg:x="786.92cm" svg:y="279.529cm" svg:viewBox="0 0 9794 50773" draw:points="7423,48401 7423,0 9794,0 9794,50773 0,50773 0,48401">
          <text:p/>
        </draw:polygon>
        <draw:path draw:style-name="gr1" draw:text-style-name="P1" draw:layer="layout" svg:width="3.414cm" svg:height="3.386cm" svg:x="836.309cm" svg:y="235.757cm" svg:viewBox="0 0 3415 3387" svg:d="M0 1693c0-452 160-847 479-1185 320-339 725-508 1214-508 452 0 848 150 1186 451 339 301 518 706 536 1214 0 470-159 875-479 1213-320 340-725 509-1215 509-489 0-894-160-1213-480-320-320-490-725-508-1214z">
          <text:p/>
        </draw:path>
        <draw:path draw:style-name="gr1" draw:text-style-name="P1" draw:layer="layout" svg:width="17.244cm" svg:height="19.276cm" svg:x="958.652cm" svg:y="7.636cm" svg:viewBox="0 0 17245 19277" svg:d="M17245 12306c-38 57-170 1195-395 3415-226 2220-358 3368-395 3443v113h-15326c-678 0-1035-47-1073-141v-28c-56-113-56-217 0-311l452-536 1355-1524c602-677 1176-1326 1721-1947l3471-3951-7027-9738-28-395c0-357 47-574 141-649 57-38 2794-57 8213-57h8101v113c37 94 169 1176 395 3247 225 2070 357 3170 395 3302v113h-1129v-113c-151-1091-358-1995-622-2709-263-715-687-1299-1270-1750-564-396-1326-641-2286-735s-2324-151-4092-169h-4064l2935 4036c395 546 884 1223 1467 2032 1035 1430 1553 2202 1553 2315 0 37-10 65-29 84l-6914 7903c4760 0 7338-10 7733-29 903-37 1656-131 2258-282 602-150 1006-291 1213-423s433-320 677-565c377-414 687-969 933-1665 244-696 395-1289 451-1778l57-733h1129z">
          <text:p/>
        </draw:path>
        <draw:polygon draw:style-name="gr1" draw:text-style-name="P1" draw:layer="layout" svg:width="9.793cm" svg:height="50.772cm" svg:x="879.319cm" svg:y="173.809cm" svg:viewBox="0 0 9794 50773" draw:points="0,50773 0,0 9794,0 9794,2370 2371,2370 2371,50773">
          <text:p/>
        </draw:polygon>
        <draw:polygon draw:style-name="gr5" draw:text-style-name="P1" draw:layer="layout" svg:width="2.371cm" svg:height="27.096cm" svg:x="879.319cm" svg:y="223.902cm" svg:viewBox="0 0 2372 27097" draw:points="0,0 2372,0 2372,27097 0,27097">
          <text:p/>
        </draw:polygon>
        <draw:polygon draw:style-name="gr1" draw:text-style-name="P1" draw:layer="layout" svg:width="9.793cm" svg:height="50.772cm" svg:x="879.319cm" svg:y="250.319cm" svg:viewBox="0 0 9794 50773" draw:points="0,50773 0,0 2371,0 2371,48402 9794,48402 9794,50773">
          <text:p/>
        </draw:polygon>
        <draw:path draw:style-name="gr1" draw:text-style-name="P1" draw:layer="layout" svg:width="15.278cm" svg:height="12.474cm" svg:x="894.559cm" svg:y="183.941cm" svg:viewBox="0 0 15279 12475" svg:d="M4318 12475c-1279 0-2314-423-3104-1270s-1195-1911-1214-3190c0-1882 687-3631 2061-5250 1373-1618 2972-2530 4797-2737 19-19 1336-28 3951-28h3896c19 18 47 37 85 56l113 57c37 18 65 37 84 56l141 141 57 113c37 75 47 113 28 113s-9 47 28 141c38 94 47 151 28 169 0 828-611 1242-1835 1242h-480c-188 0-320-9-395-28h-1693l141 282c339 715 508 1515 508 2399 0 2070-753 3876-2258 5420-1505 1542-3151 2314-4939 2314zM9314 4318c0-1506-800-2258-2399-2258-2333 0-3848 1637-4544 4911-19 75-28 131-28 169-151 696-226 1270-226 1721 0 942 235 1601 706 1977 470 376 1006 574 1608 593 1016 0 1947-442 2794-1327 546-564 988-1318 1327-2259 338-940 545-1693 621-2257 75-565 122-988 141-1270z">
          <text:p/>
        </draw:path>
        <draw:path draw:style-name="gr2" draw:text-style-name="P1" draw:layer="layout" svg:width="6.864cm" svg:height="13.288cm" svg:x="911.582cm" svg:y="187.066cm" svg:viewBox="0 0 6865 13289" svg:d="M2594 1756l-259 99c-186 67-452 133-798 200-346 66-732 113-1158 140h-379v-918h379c626-27 1204-127 1736-300s905-332 1118-478c213-147 399-293 558-440 27-39 107-59 240-59 120 0 233 40 339 119v5967l20 5986c93 93 173 153 240 180 67 26 227 53 479 80 253 26 665 40 1237 40h519v917h-219c-280-39-1337-59-3174-59-1809 0-2853 20-3132 59h-240v-917h1277c213 0 379-7 499-20 120-14 226-34 319-60 93-27 147-40 160-40s53-33 119-100c67-66 107-93 120-80z">
          <text:p/>
        </draw:path>
        <draw:path draw:style-name="gr1" draw:text-style-name="P1" draw:layer="layout" svg:width="3.415cm" svg:height="26.246cm" svg:x="906.469cm" svg:y="230.818cm" svg:viewBox="0 0 3416 26247" svg:d="M0 24554c0-452 160-847 480-1185 320-339 724-508 1213-508 452 0 847 150 1186 451 338 301 518 706 537 1214 0 470-161 875-481 1213-320 339-724 508-1213 508-490 0-894-159-1214-479s-489-725-508-1214zM0 12982c0-452 160-847 480-1185 320-339 724-508 1213-508 452 0 847 150 1186 451 338 301 518 706 537 1214 0 470-161 875-481 1213-320 339-724 508-1213 508-490 0-894-160-1214-479-320-320-489-725-508-1214zM0 1693c0-452 160-847 480-1185 320-339 724-508 1213-508 452 0 847 150 1186 451 338 301 518 706 537 1214 0 470-161 875-481 1213-320 339-724 508-1213 508-490 0-894-159-1214-479s-489-725-508-1214z">
          <text:p/>
        </draw:path>
        <draw:path draw:style-name="gr1" draw:text-style-name="P1" draw:layer="layout" svg:width="11.881cm" svg:height="19.417cm" svg:x="902.236cm" svg:y="276.933cm" svg:viewBox="0 0 11882 19418" svg:d="M1608 2286c1054-1524 2493-2286 4318-2286 905 0 1808 244 2711 734 903 489 1637 1354 2201 2596 696 1563 1044 3708 1044 6436 0 2916-404 5146-1213 6688-377 791-894 1421-1552 1891-659 471-1233 762-1722 875s-970 179-1440 198c-490 0-979-57-1468-170-489-112-1063-414-1721-903-659-489-1176-1119-1553-1891-809-1542-1213-3772-1213-6688 0-3274 536-5768 1608-7480zM7959 1947c-564-602-1232-903-2004-903-791 0-1468 301-2032 903-471 489-781 1167-932 2032-150 867-225 2673-225 5420 0 2973 75 4929 225 5870 151 941 489 1684 1016 2230 527 564 1176 846 1948 846 753 0 1393-282 1920-846 545-565 884-1355 1016-2371 131-1016 207-2926 226-5729 0-2728-76-4525-226-5392-151-865-461-1552-932-2060z">
          <text:p/>
        </draw:path>
        <draw:path draw:style-name="gr1" draw:text-style-name="P1" draw:layer="layout" svg:width="28.645cm" svg:height="3.386cm" svg:x="954.814cm" svg:y="192.718cm" svg:viewBox="0 0 28646 3387" svg:d="M0 1693c0-452 160-847 479-1185 320-339 725-508 1214-508 452 0 847 150 1185 451 339 301 518 706 537 1214 0 471-160 876-480 1214-320 339-725 508-1214 508s-893-159-1213-479-489-725-508-1215zM12616 1693c0-452 160-847 480-1185 320-339 724-508 1213-508 452 0 847 150 1186 451 338 301 517 706 536 1214 0 471-160 876-480 1214-320 339-724 508-1213 508-490 0-894-159-1214-479s-489-725-508-1215zM25231 1693c0-452 160-847 480-1185 320-339 725-508 1214-508 451 0 846 150 1185 451s517 706 536 1214c0 471-160 876-479 1214-320 339-725 508-1214 508s-894-159-1214-479c-319-320-489-725-508-1215z">
          <text:p/>
        </draw:path>
        <draw:path draw:style-name="gr1" draw:text-style-name="P1" draw:layer="layout" svg:width="28.645cm" svg:height="20.32cm" svg:x="954.814cm" svg:y="233.076cm" svg:viewBox="0 0 28646 20321" svg:d="M0 1694c0-452 160-847 479-1186 320-339 725-508 1214-508 452 0 847 150 1185 451 339 302 518 707 537 1215 0 470-160 875-480 1213-320 339-725 508-1214 508s-893-160-1213-480c-320-319-489-724-508-1213zM12616 10161c0-452 160-847 480-1186 320-338 724-508 1213-508 452 0 847 151 1186 452 338 301 517 705 536 1213 0 471-160 875-480 1214-320 338-724 508-1213 508-490 0-894-160-1214-480s-489-724-508-1213zM25231 18627c0-451 160-846 480-1185s725-508 1214-508c451 0 846 150 1185 451 339 302 517 706 536 1214 0 470-160 875-479 1214-320 338-725 508-1214 508s-894-160-1214-480c-319-320-489-725-508-1214z">
          <text:p/>
        </draw:path>
        <draw:path draw:style-name="gr1" draw:text-style-name="P1" draw:layer="layout" svg:width="28.645cm" svg:height="3.387cm" svg:x="954.814cm" svg:y="292.342cm" svg:viewBox="0 0 28646 3388" svg:d="M0 1695c0-452 160-847 479-1187 320-338 725-508 1214-508 452 0 847 151 1185 452 339 302 518 706 537 1214 0 471-160 875-480 1214-320 338-725 508-1214 508s-893-160-1213-480-489-724-508-1213zM12616 1695c0-452 160-847 480-1187 320-338 724-508 1213-508 452 0 847 151 1186 452 338 302 517 706 536 1214 0 471-160 875-480 1214-320 338-724 508-1213 508-490 0-894-160-1214-480s-489-724-508-1213zM25231 1695c0-452 160-847 480-1187 320-338 725-508 1214-508 451 0 846 151 1185 452 339 302 517 706 536 1214 0 471-160 875-479 1214-320 338-725 508-1214 508s-894-160-1214-480c-319-320-489-724-508-1213z">
          <text:p/>
        </draw:path>
        <draw:path draw:style-name="gr1" draw:text-style-name="P1" draw:layer="layout" svg:width="11.881cm" svg:height="19.417cm" svg:x="1022.124cm" svg:y="177.308cm" svg:viewBox="0 0 11882 19418" svg:d="M1608 2286c1054-1524 2493-2286 4319-2286 903 0 1807 245 2710 734s1637 1355 2201 2597c696 1561 1044 3706 1044 6435 0 2917-404 5146-1213 6689-377 790-894 1420-1552 1891-659 470-1233 762-1722 875s-969 178-1439 197c-491 0-980-56-1469-169s-1063-414-1721-903c-659-489-1176-1120-1553-1891-809-1543-1213-3772-1213-6689 0-3275 536-5767 1608-7480zM7959 1948c-564-602-1232-903-2003-903-792 0-1469 301-2033 903-471 489-781 1166-932 2032-150 865-225 2671-225 5419 0 2973 75 4930 225 5871 151 940 489 1684 1016 2229 527 565 1176 847 1949 847 752 0 1392-282 1919-847 545-564 884-1354 1016-2370 131-1017 207-2926 226-5730 0-2729-76-4525-226-5391-151-865-461-1552-932-2060z">
          <text:p/>
        </draw:path>
        <draw:path draw:style-name="gr1" draw:text-style-name="P1" draw:layer="layout" svg:width="3.415cm" svg:height="26.246cm" svg:x="1026.357cm" svg:y="230.818cm" svg:viewBox="0 0 3416 26247" svg:d="M0 24554c0-452 160-847 480-1185 320-339 724-508 1213-508 452 0 847 150 1186 451s518 706 537 1214c0 470-160 875-481 1213-320 339-724 508-1213 508-490 0-894-159-1214-479s-489-725-508-1214zM0 12982c0-452 160-847 480-1185 320-339 724-508 1213-508 452 0 847 150 1186 451s518 706 537 1214c0 470-160 875-481 1213-320 339-724 508-1213 508-490 0-894-160-1214-479-320-320-489-725-508-1214zM0 1693c0-452 160-847 480-1185 320-339 724-508 1213-508 452 0 847 150 1186 451s518 706 537 1214c0 470-160 875-481 1213-320 339-724 508-1213 508-490 0-894-159-1214-479s-489-725-508-1214z">
          <text:p/>
        </draw:path>
        <draw:path draw:style-name="gr1" draw:text-style-name="P1" draw:layer="layout" svg:width="15.278cm" svg:height="12.474cm" svg:x="1016.479cm" svg:y="283.565cm" svg:viewBox="0 0 15279 12475" svg:d="M4318 12475c-1279 0-2314-423-3104-1270-790-846-1195-1910-1214-3190 0-1881 687-3631 2061-5249 1373-1618 2972-2531 4797-2738 19-18 1336-28 3951-28h3895c20 19 48 38 86 57l113 56c37 19 65 38 84 56l141 142 57 112c37 76 47 113 28 113s-9 47 28 141c38 94 47 151 28 170 0 828-612 1242-1835 1242h-480c-188 0-320-10-395-29h-1693l141 283c339 714 508 1514 508 2398 0 2070-753 3876-2258 5420-1505 1543-3151 2314-4939 2314zM9314 4318c0-1505-800-2258-2399-2258-2333 0-3848 1637-4544 4911-19 75-28 132-28 169-151 697-226 1270-226 1722 0 942 235 1600 706 1976 470 377 1006 574 1608 593 1016 0 1947-442 2794-1326 546-566 988-1318 1327-2259 338-941 545-1693 621-2258 75-564 122-988 141-1270z">
          <text:p/>
        </draw:path>
        <draw:path draw:style-name="gr2" draw:text-style-name="P1" draw:layer="layout" svg:width="4.55cm" svg:height="14.074cm" svg:x="1032.604cm" svg:y="286.225cm" svg:viewBox="0 0 4551 14075" svg:d="M1577 12677c0 439 166 659 499 659 493 0 912-698 1258-2095 79-266 146-406 199-419 27-14 93-20 200-20h319c40 0 73 13 100 40 26 26 40 73 40 139-14 80-34 187-60 320-27 133-100 385-220 758-119 372-253 685-399 938-146 252-352 499-618 738s-572 352-919 339c-479 0-925-146-1337-439-412-292-625-785-639-1476 0-160 7-273 20-340l1297-5147c838-3392 1258-5143 1258-5249 0-40-6-73-19-100-14-26-40-53-80-80-40-26-74-40-100-40-27 0-80-6-161-20-80-13-133-19-159-19-27 0-87-7-180-20-93-14-160-14-199 0h-260c-40 0-93-7-160-20-66-14-106-34-119-60-13-27-20-67-20-120 0-27 13-120 40-279 66-253 139-393 219-419 80-27 559-67 1438-120 199-13 426-27 678-40 253-13 453-33 599-60 146-26 219-33 219-20 160 0 240 53 240 160 0 146-486 2142-1457 5987-972 3844-1471 5859-1497 6045v160c0 80-7 147-20 200z">
          <text:p/>
        </draw:path>
        <draw:polygon draw:style-name="gr1" draw:text-style-name="P1" draw:layer="layout" svg:width="9.793cm" svg:height="50.772cm" svg:x="1045.435cm" svg:y="173.809cm" svg:viewBox="0 0 9794 50773" draw:points="0,2370 0,0 9794,0 9794,50773 7424,50773 7424,2370">
          <text:p/>
        </draw:polygon>
        <draw:polygon draw:style-name="gr6" draw:text-style-name="P1" draw:layer="layout" svg:width="2.37cm" svg:height="27.096cm" svg:x="1052.858cm" svg:y="223.902cm" svg:viewBox="0 0 2371 27097" draw:points="0,0 2371,0 2371,27097 0,27097">
          <text:p/>
        </draw:polygon>
        <draw:polygon draw:style-name="gr7" draw:text-style-name="P2" draw:layer="layout" svg:width="2.37cm" svg:height="27.096cm" svg:x="1052.858cm" svg:y="223.902cm" svg:viewBox="0 0 2371 27097" draw:points="0,0 2371,0 2371,27097 0,27097">
          <text:p/>
        </draw:polygon>
        <draw:polygon draw:style-name="gr1" draw:text-style-name="P1" draw:layer="layout" svg:width="9.793cm" svg:height="50.772cm" svg:x="1045.435cm" svg:y="250.319cm" svg:viewBox="0 0 9794 50773" draw:points="7424,48402 7424,0 9794,0 9794,50773 0,50773 0,48402">
          <text:p/>
        </draw:polygon>
        <draw:path draw:style-name="gr6" draw:text-style-name="P1"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8" draw:text-style-name="P2"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1" draw:text-style-name="P1" draw:layer="layout" svg:width="20.235cm" svg:height="19.897cm" svg:x="1217.732cm" svg:y="7.636cm" svg:viewBox="0 0 20236 19898" svg:d="M0 988c0-414 122-743 367-988h310c791 57 1778 85 2964 85 2220 0 3528-28 3924-85h282c113 113 169 198 169 254 0 57-19 226-56 509-95 282-179 460-254 536h-593c-414 37-697 56-848 56-545 94-846 235-903 423 0 38 273 2400 819 7085s828 7046 847 7084l2061-3302c1373-2201 2746-4421 4120-6660 1373-2239 2079-3397 2117-3472 75-132 113-274 113-424 0-452-414-715-1242-790-339 0-508-104-508-311 0-19 19-141 56-367 57-263 113-432 170-508 56-75 178-113 366-113h339c188 0 508 10 960 29 451 18 1053 28 1806 28 1298 0 2116-19 2455-57h198c131 132 197 236 197 311 0 320-84 621-254 903-56 56-216 85-480 85-244 18-470 37-677 56s-404 66-593 141c-188 75-338 141-451 198-113 56-226 132-339 226s-207 159-282 197-150 122-226 255c-75 132-141 198-197 198l-5447 8749c-3387 5475-5138 8278-5250 8410-57 37-123 85-198 141l-508 28h-198c-338 0-508-66-508-197-56-113-423-3124-1100-9032-715-5983-1082-9003-1101-9060-94-207-677-310-1750-310h-479c-132-94-198-198-198-311z">
          <text:p/>
        </draw:path>
        <draw:path draw:style-name="gr2" draw:text-style-name="P1" draw:layer="layout" svg:width="13.628cm" svg:height="13.508cm" svg:x="1240.088cm" svg:y="3.168cm" svg:viewBox="0 0 13629 13509" svg:d="M379 4790c-252 0-379-53-379-160 0-66 107-439 320-1118s439-1350 678-2016l339-977c67-240 153-413 260-519h11135c425 0 678 7 758 20s126 73 139 180c0 79-113 838-339 2274-226 1438-352 2163-379 2176 0 93-126 140-379 140h-240c-39 0-79-34-119-100l-40-60c0-80 40-379 120-898 79-519 119-925 119-1218 0-466-86-818-259-1057-173-240-539-406-1098-499-66-14-452-27-1157-40-612 0-997 7-1157 20s-279 66-359 160c-13 13-486 1868-1417 5567-932 3698-1398 5581-1398 5647 0 160 586 253 1757 279 426 0 699 7 818 20 120 14 180 73 180 180 0 66-20 160-60 279-53 240-113 379-180 419l-39 20h-140c-67 0-412-6-1038-20-626-13-1524-20-2694-20-1716 0-2807 14-3273 40h-299c-80-80-120-139-120-179s14-160 40-359c54-173 120-300 200-380h778c1064 0 1696-59 1896-179 13-13 26-20 39-20 67-40 134-173 200-399s332-1271 798-3133c226-904 412-1643 559-2215 931-3659 1397-5528 1397-5607 0-67-193-100-579-100h-619c-891 0-1476 40-1756 120-598 132-1064 405-1396 818-333 412-692 1184-1078 2315-93 293-159 466-199 519s-133 80-280 80z">
          <text:p/>
        </draw:path>
        <draw:path draw:style-name="gr1" draw:text-style-name="P1" draw:layer="layout" svg:width="6.745cm" svg:height="28.222cm" svg:x="1213.329cm" svg:y="50.76cm" svg:viewBox="0 0 6746 28223" svg:d="M0 14111c0-1298 94-2530 283-3697 188-1167 404-2173 649-3020 244-846 592-1674 1044-2483 451-809 809-1440 1072-1891 264-452 659-941 1187-1468 526-527 837-846 931-959s329-311 706-593h479c264 0 395 85 395 254 0 56-160 254-479 593-320 338-706 837-1158 1495-451 659-912 1468-1383 2428-471 959-866 2257-1186 3894s-479 3453-479 5447 159 3801 479 5419c320 1619 706 2926 1157 3924 453 997 914 1806 1384 2427 471 621 866 1119 1186 1496 319 376 479 573 479 592 0 170-141 254-423 254h-451l-791-677c-1769-1599-3058-3594-3867-5983-809-2391-1214-4874-1214-7452z">
          <text:p/>
        </draw:path>
        <draw:path draw:style-name="gr1" draw:text-style-name="P1" draw:layer="layout" svg:width="16.115cm" svg:height="19.756cm" svg:x="1222.868cm" svg:y="52.34cm" svg:viewBox="0 0 16116 19757" svg:d="M8834 226l2569-113c1712-75 2578-113 2597-113h169v12446c0 1393-10 2239-28 2540 0 1242 18 1996 56 2259 38 264 169 424 395 480 264 75 649 113 1157 113h367v875c0 583-9 875-28 875-376 0-1298 28-2766 84-1467 57-2389 85-2766 85-18 0-28-207-28-621v-621l-282 198c-1205 696-2484 1044-3839 1044-1995 0-3556-602-4685-1806-1129-1205-1703-2767-1722-4686 0-772 123-1515 367-2230 245-715 631-1392 1157-2032 527-639 1214-1147 2061-1524 846-376 1853-564 3019-564 1637 0 3001 348 4094 1044v-4036c0-790-19-1279-57-1467-37-188-160-311-367-367-263-75-650-113-1158-113h-367v-1750zM10528 9709c-923-922-2052-1383-3387-1383-245 0-574 66-988 198-414 131-772 329-1073 592-432 376-705 856-818 1440-113 583-179 1354-198 2314v480c0 790 10 1373 29 1749 18 377 94 791 225 1242 132 452 330 838 593 1158 546 527 1261 791 2145 791 1317 0 2408-509 3275-1526l197-254z">
          <text:p/>
        </draw:path>
        <draw:path draw:style-name="gr1" draw:text-style-name="P1" draw:layer="layout" svg:width="7.761cm" svg:height="4.6cm" svg:x="1226.904cm" svg:y="44.156cm" svg:viewBox="0 0 7762 4601" svg:d="M0 3782l3868-3782 225 226c2446 2333 3669 3518 3669 3556l-733 819c-38-19-584-490-1637-1412l-1496-1298-1553 1326c-245 207-490 424-734 649-245 226-442 406-593 538l-226 169c-37 38-178-94-423-395z">
          <text:p/>
        </draw:path>
        <draw:path draw:style-name="gr2" draw:text-style-name="P1" draw:layer="layout" svg:width="8.28cm" svg:height="17.259cm" svg:x="1239.714cm" svg:y="62.988cm" svg:viewBox="0 0 8281 17260" svg:d="M6165 1297c0-413 140-732 420-958s566-339 858-339c226 0 413 66 559 199s239 319 279 559c0 372-126 685-379 938-253 252-545 379-878 379-239 0-439-67-599-200s-246-326-260-578zM5986 5686c0-385-173-578-519-578-293 0-572 79-838 239s-499 366-698 619c-200 252-360 498-479 738-120 239-233 452-339 638l-140 280c-27 13-133 20-319 20h-280c-79-80-119-133-119-160s26-113 79-259c280-652 672-1264 1178-1836 505-572 1090-905 1755-998h160c93 0 173-6 240-20 319 14 611 80 879 200 332 186 585 392 758 618 173 227 259 579 259 1058v319l-978 3971c-679 2660-1038 4044-1078 4151-240 665-705 1257-1397 1776s-1483 785-2374 798c-665 0-1118-140-1357-419s-366-585-379-918c0-359 126-665 379-918 253-252 559-386 918-400 226 0 419 67 578 201 160 133 247 339 260 618 0 479-213 845-639 1098 80 13 173 20 280 20 452 0 864-186 1237-559 372-372 658-811 858-1318l219-838c147-572 320-1264 519-2075 200-811 412-1643 639-2494 226-851 405-1590 538-2215s206-1004 220-1137c0-93-7-167-20-220z">
          <text:p/>
        </draw:path>
        <draw:path draw:style-name="gr1" draw:text-style-name="P1" draw:layer="layout" svg:width="6.745cm" svg:height="28.222cm" svg:x="1252.643cm" svg:y="50.76cm" svg:viewBox="0 0 6746 28223" svg:d="M141 28l113-28h621l790 677c1768 1600 3057 3594 3867 5983 809 2390 1214 4873 1214 7451 0 1280-94 2512-282 3697-188 1186-405 2193-649 3021-245 828-594 1656-1046 2484-451 827-809 1458-1072 1890-264 433-649 913-1157 1440s-809 837-903 931-311 273-649 536l-113 113h-649c-57 0-104-28-142-84-37-57-65-142-84-254 19-19 122-142 310-367 2917-3030 4375-7498 4375-13407 0-5908-1458-10376-4375-13405-188-226-291-349-310-367 0-151 47-254 141-311z">
          <text:p/>
        </draw:path>
        <draw:path draw:style-name="gr1" draw:text-style-name="P1" draw:layer="layout" svg:width="13.152cm" svg:height="25.061cm" svg:x="1229.811cm" svg:y="94.702cm" svg:viewBox="0 0 13153 25062" svg:d="M12869 17159c190 0 284 179 284 536v311c0 56-19 85-57 85-37 0-47 29-28 85 19 57 0 75-56 57-58-19-96-10-114 28-19 37-57 47-113 28-57-19-113 0-170 56-677 170-1364 452-2060 847s-1402 1044-2116 1947c-715 904-1205 1967-1468 3190 0 37-9 84-28 141-19 56-28 122-28 197s-10 113-29 113c-37 188-131 282-282 282-169 0-292-169-367-508-75-338-235-856-480-1552-244-696-630-1373-1157-2032-207-282-442-546-705-790-264-245-546-461-847-649s-583-358-847-508c-263-151-526-273-790-367-263-94-480-179-649-254s-329-122-480-141l-169-57c-75-75-113-245-113-509 0-376 104-564 311-564 94 0 225 28 395 85 2182 602 3885 1816 5108 3641l197 282v-15156c0-1712-9-2737-28-3076 0-1336 19-2136 57-2399 37-263 150-423 338-480 19-19 94-28 226-28 245 38 423 179 536 423v20716l198-282c564-865 1279-1599 2145-2201 865-603 1590-1008 2173-1215s988-301 1213-282z">
          <text:p/>
        </draw:path>
        <draw:polygon draw:style-name="gr1" draw:text-style-name="P1" draw:layer="layout" svg:width="9.793cm" svg:height="50.772cm" svg:x="1137.863cm" svg:y="175.22cm" svg:viewBox="0 0 9794 50773" draw:points="0,50773 0,0 9794,0 9794,2371 2371,2371 2371,50773">
          <text:p/>
        </draw:polygon>
        <draw:polygon draw:style-name="gr9" draw:text-style-name="P1" draw:layer="layout" svg:width="2.371cm" svg:height="24.364cm" svg:x="1137.862cm" svg:y="225.268cm" svg:viewBox="0 0 2372 24365" draw:points="0,0 2372,0 2372,24365 0,24365">
          <text:p/>
        </draw:polygon>
        <draw:polygon draw:style-name="gr1" draw:text-style-name="P1" draw:layer="layout" svg:width="9.793cm" svg:height="50.772cm" svg:x="1137.863cm" svg:y="248.908cm" svg:viewBox="0 0 9794 50773" draw:points="0,50773 0,0 2371,0 2371,48402 9794,48402 9794,50773">
          <text:p/>
        </draw:polygon>
        <draw:polygon draw:style-name="gr1" draw:text-style-name="P1" draw:layer="layout" svg:width="3.867cm" svg:height="28.222cm" svg:x="1155.558cm" svg:y="176.349cm" svg:viewBox="0 0 3868 28223" draw:points="0,28223 0,0 3868,0 3868,1129 1129,1129 1129,27094 3868,27094 3868,28223">
          <text:p/>
        </draw:polygon>
        <draw:path draw:style-name="gr1" draw:text-style-name="P1" draw:layer="layout" svg:width="15.635cm" svg:height="12.643cm" svg:x="1221.796cm" svg:y="186.396cm" svg:viewBox="0 0 15636 12644" svg:d="M10584 0c226 56 1110 85 2653 85 1374 0 2117-29 2230-85h169v1750h-1975l-2851 6378c-1148 2597-1806 4009-1975 4234-151 188-330 282-537 282h-197c-94 0-188-9-283-28h-423c-282 0-508-141-677-423-170-282-574-1129-1215-2540-282-622-508-1130-677-1525l-2850-6378h-1976v-1750h226c282 56 1326 85 3132 85 2014 0 3190-29 3529-85h254v1750h-1354l1495 3330c960 2164 1468 3246 1524 3246 0-19 480-1101 1440-3246 959-2145 1458-3246 1495-3302 0-19-225-28-677-28h-677v-1750z">
          <text:p/>
        </draw:path>
        <draw:path draw:style-name="gr2" draw:text-style-name="P1" draw:layer="layout" svg:width="6.864cm" svg:height="13.289cm" svg:x="1239.978cm" svg:y="189.888cm" svg:viewBox="0 0 6865 13290" svg:d="M2594 1756l-260 100c-186 66-452 133-798 199-346 67-732 113-1157 140h-379v-918h379c625-27 1204-126 1736-299s904-333 1117-479c213-147 399-293 559-439 26-40 106-60 239-60 120 0 233 40 339 120v5967l20 5986c93 93 173 153 240 179 66 27 226 53 479 80 252 26 666 40 1238 40h519v918h-220c-279-40-1338-60-3173-60-1810 0-2854 20-3133 60h-240v-918h1278c212 0 379-7 498-20 120-13 226-33 319-60 94-27 147-40 160-40s53-33 120-100c66-66 106-93 120-79z">
          <text:p/>
        </draw:path>
        <draw:polygon draw:style-name="gr1" draw:text-style-name="P1" draw:layer="layout" svg:width="3.867cm" svg:height="28.222cm" svg:x="1313.01cm" svg:y="176.349cm" svg:viewBox="0 0 3868 28223" draw:points="0,1129 0,0 3868,0 3868,28223 0,28223 0,27094 2738,27094 2738,1129">
          <text:p/>
        </draw:polygon>
        <draw:path draw:style-name="gr1" draw:text-style-name="P1" draw:layer="layout" svg:width="3.415cm" svg:height="26.247cm" svg:x="1234.496cm" svg:y="227.713cm" svg:viewBox="0 0 3416 26248" svg:d="M0 24555c0-452 160-847 480-1186 320-338 724-508 1213-508 452 0 847 151 1186 452s518 705 537 1213c0 471-160 875-481 1214-320 339-724 508-1214 508-489 0-893-160-1213-480s-489-724-508-1213zM0 12983c0-452 160-847 480-1186 320-338 724-508 1213-508 452 0 847 151 1186 452s518 705 537 1213c0 471-160 875-481 1214-320 338-724 508-1214 508-489 0-893-160-1213-480s-489-724-508-1213zM0 1694c0-452 160-847 480-1186 320-338 724-508 1213-508 452 0 847 151 1186 452s518 705 537 1213c0 471-160 875-481 1214-320 339-724 508-1214 508-489 0-893-160-1213-480s-489-724-508-1213z">
          <text:p/>
        </draw:path>
        <draw:polygon draw:style-name="gr1" draw:text-style-name="P1" draw:layer="layout" svg:width="3.867cm" svg:height="28.222cm" svg:x="1157.562cm" svg:y="271.458cm" svg:viewBox="0 0 3868 28223" draw:points="0,28223 0,0 3868,0 3868,1129 1130,1129 1130,27094 3868,27094 3868,28223">
          <text:p/>
        </draw:polygon>
        <draw:path draw:style-name="gr1" draw:text-style-name="P1" draw:layer="layout" svg:width="15.635cm" svg:height="12.643cm" svg:x="1223.8cm" svg:y="281.505cm" svg:viewBox="0 0 15636 12644" svg:d="M10584 0c226 56 1110 84 2653 84 1373 0 2117-28 2230-84h169v1750h-1976l-2850 6379c-1148 2596-1806 4007-1976 4233-150 188-329 282-536 282h-197c-95 0-189-9-283-28h-423c-282 0-508-141-677-423-170-282-574-1129-1214-2540-282-621-508-1129-677-1524l-2852-6379h-1975v-1750h226c282 56 1326 84 3132 84 2014 0 3190-28 3529-84h254v1750h-1355l1496 3331c960 2164 1468 3245 1524 3245 0-18 480-1100 1439-3245 960-2146 1459-3247 1496-3303 0-19-226-28-677-28h-677v-1750z">
          <text:p/>
        </draw:path>
        <draw:path draw:style-name="gr2" draw:text-style-name="P1" draw:layer="layout" svg:width="4.549cm" svg:height="14.075cm" svg:x="1241.084cm" svg:y="284.531cm" svg:viewBox="0 0 4550 14076" svg:d="M1576 12678c0 439 166 659 499 659 492 0 911-699 1258-2096 80-266 146-405 199-419 27-13 93-19 200-19h319c40 0 73 13 100 39 26 27 40 74 40 140-14 80-33 186-60 319s-100 386-220 759c-119 372-252 685-399 937-146 253-352 499-619 739-266 239-572 352-918 339-479 0-925-147-1337-439-412-293-625-785-638-1477 0-159 6-272 20-339l1297-5148c838-3393 1257-5142 1257-5248 0-40-7-74-20-100-14-27-40-53-80-80s-73-40-100-40-80-7-160-20c-79-13-133-20-159-20-27 0-87-7-180-20s-159-13-199 0h-260c-40 0-93-6-159-20-67-13-107-33-120-60-13-26-20-66-20-119 0-27 13-120 40-280 66-252 140-392 219-419 80-26 559-66 1437-119 200-14 427-27 679-40 253-14 453-34 599-60 146-27 220-33 220-20 159 0 239 53 239 160 0 146-486 2141-1457 5986-972 3845-1471 5860-1497 6046v160c0 80-7 146-20 199z">
          <text:p/>
        </draw:path>
        <draw:polygon draw:style-name="gr1" draw:text-style-name="P1" draw:layer="layout" svg:width="3.867cm" svg:height="28.222cm" svg:x="1310.978cm" svg:y="271.458cm" svg:viewBox="0 0 3868 28223" draw:points="0,1129 0,0 3868,0 3868,28223 0,28223 0,27094 2739,27094 2739,1129">
          <text:p/>
        </draw:polygon>
        <draw:polygon draw:style-name="gr1" draw:text-style-name="P1" draw:layer="layout" svg:width="9.794cm" svg:height="50.772cm" svg:x="1325.117cm" svg:y="175.22cm" svg:viewBox="0 0 9795 50773" draw:points="0,2371 0,0 9795,0 9795,50773 7424,50773 7424,2371">
          <text:p/>
        </draw:polygon>
        <draw:polygon draw:style-name="gr9" draw:text-style-name="P1" draw:layer="layout" svg:width="2.371cm" svg:height="24.364cm" svg:x="1332.539cm" svg:y="225.268cm" svg:viewBox="0 0 2372 24365" draw:points="0,0 2372,0 2372,24365 0,24365">
          <text:p/>
        </draw:polygon>
        <draw:polygon draw:style-name="gr1" draw:text-style-name="P1" draw:layer="layout" svg:width="9.794cm" svg:height="50.772cm" svg:x="1325.117cm" svg:y="248.908cm" svg:viewBox="0 0 9795 50773" draw:points="7424,48402 7424,0 9795,0 9795,50773 0,50773 0,48402">
          <text:p/>
        </draw:polygon>
        <draw:frame draw:style-name="gr10" draw:text-style-name="P3" draw:layer="layout" svg:width="138.049cm" svg:height="39.067cm" svg:x="202.707cm" svg:y="277.85cm">
          <draw:text-box>
            <text:p><text:span text:style-name="T1">Document/context</text:span></text:p>
            <text:p><text:span text:style-name="T1">vector</text:span></text:p>
          </draw:text-box>
        </draw:frame>
        <draw:custom-shape draw:style-name="gr11" draw:text-style-name="P4" draw:layer="layout" svg:width="57.594cm" svg:height="215.349cm" svg:x="140.287cm" svg:y="126.968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3.1cm" fo:margin-bottom="1cm" fo:margin-left="7cm" fo:margin-right="1cm" fo:page-width="1348.813cm" fo:page-height="346.42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07T08:32:48.072528499</dc:date>
    <meta:editing-duration>PT8M14S</meta:editing-duration>
    <meta:editing-cycles>3</meta:editing-cycles>
    <meta:generator>LibreOffice/5.1.6.2$Linux_X86_64 LibreOffice_project/10m0$Build-2</meta:generator>
    <meta:document-statistic meta:object-count="118"/>
  </office:meta>
</office:document-meta>
</file>